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1.905cm"/>
    </style:style>
    <style:style style:name="Tabla1.B" style:family="table-column">
      <style:table-column-properties style:column-width="9.821cm"/>
    </style:style>
    <style:style style:name="Tabla1.C" style:family="table-column">
      <style:table-column-properties style:column-width="5.868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s" fo:country="SV" officeooo:rsid="000b75aa" officeooo:paragraph-rsid="000b75aa"/>
    </style:style>
    <style:style style:name="P2" style:family="paragraph" style:parent-style-name="Standard">
      <style:paragraph-properties fo:text-align="justify" style:justify-single-word="false"/>
      <style:text-properties fo:language="es" fo:country="SV" officeooo:rsid="000b75aa" officeooo:paragraph-rsid="000b75aa"/>
    </style:style>
    <style:style style:name="P3" style:family="paragraph" style:parent-style-name="Standard">
      <style:paragraph-properties fo:text-align="justify" style:justify-single-word="false"/>
      <style:text-properties fo:language="es" fo:country="SV" officeooo:paragraph-rsid="000e2874"/>
    </style:style>
    <style:style style:name="P4" style:family="paragraph" style:parent-style-name="Standard">
      <style:paragraph-properties fo:text-align="justify" style:justify-single-word="false"/>
      <style:text-properties fo:language="es" fo:country="SV" officeooo:paragraph-rsid="001052d4"/>
    </style:style>
    <style:style style:name="P5" style:family="paragraph" style:parent-style-name="Standard">
      <style:paragraph-properties fo:text-align="justify" style:justify-single-word="false"/>
      <style:text-properties fo:language="es" fo:country="SV" officeooo:paragraph-rsid="001b06d2"/>
    </style:style>
    <style:style style:name="P6" style:family="paragraph" style:parent-style-name="Standard">
      <style:paragraph-properties fo:text-align="justify" style:justify-single-word="false"/>
      <style:text-properties fo:language="es" fo:country="SV" officeooo:rsid="0012a848" officeooo:paragraph-rsid="0012a848"/>
    </style:style>
    <style:style style:name="P7" style:family="paragraph" style:parent-style-name="Standard">
      <style:paragraph-properties fo:text-align="justify" style:justify-single-word="false"/>
      <style:text-properties fo:language="es" fo:country="SV" officeooo:rsid="0014490e" officeooo:paragraph-rsid="0014490e"/>
    </style:style>
    <style:style style:name="P8" style:family="paragraph" style:parent-style-name="Standard">
      <style:text-properties fo:language="es" fo:country="SV" officeooo:rsid="0030c5c3" officeooo:paragraph-rsid="0030c5c3"/>
    </style:style>
    <style:style style:name="P9" style:family="paragraph" style:parent-style-name="Standard">
      <style:paragraph-properties fo:text-align="justify" style:justify-single-word="false"/>
      <style:text-properties style:font-name="Liberation Serif" fo:font-size="12pt" fo:language="es" fo:country="SV" officeooo:paragraph-rsid="000e2874" style:font-size-asian="12pt" style:font-size-complex="12pt"/>
    </style:style>
    <style:style style:name="P10" style:family="paragraph" style:parent-style-name="Standard">
      <style:paragraph-properties fo:text-align="justify" style:justify-single-word="false"/>
      <style:text-properties style:font-name="Liberation Serif" fo:font-size="12pt" fo:language="es" fo:country="SV" officeooo:paragraph-rsid="001052d4" style:font-size-asian="12pt" style:font-size-complex="12pt"/>
    </style:style>
    <style:style style:name="P11" style:family="paragraph" style:parent-style-name="Standard">
      <style:paragraph-properties fo:text-align="justify" style:justify-single-word="false"/>
      <style:text-properties style:font-name="Liberation Serif" fo:font-size="12pt" fo:language="es" fo:country="SV" officeooo:paragraph-rsid="001b06d2" style:font-size-asian="12pt" style:font-size-complex="12pt"/>
    </style:style>
    <style:style style:name="P12" style:family="paragraph" style:parent-style-name="Standard">
      <style:paragraph-properties fo:text-align="justify" style:justify-single-word="false"/>
      <style:text-properties style:font-name="Liberation Serif" fo:font-size="12pt" fo:language="es" fo:country="SV" officeooo:rsid="0012a848" officeooo:paragraph-rsid="0012a848" style:font-size-asian="12pt" style:font-size-complex="12pt"/>
    </style:style>
    <style:style style:name="P13"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SV" officeooo:rsid="001f9098" officeooo:paragraph-rsid="001f9098" style:font-size-asian="12pt" style:font-size-complex="12pt"/>
    </style:style>
    <style:style style:name="P15" style:family="paragraph" style:parent-style-name="Standard">
      <style:paragraph-properties fo:text-align="justify" style:justify-single-word="false"/>
      <style:text-properties style:font-name="Liberation Serif" fo:font-size="12pt" fo:language="es" fo:country="SV" officeooo:rsid="001f9098" officeooo:paragraph-rsid="0021714d" style:font-size-asian="12pt" style:font-size-complex="12pt"/>
    </style:style>
    <style:style style:name="P16" style:family="paragraph" style:parent-style-name="Standard">
      <style:paragraph-properties fo:text-align="justify" style:justify-single-word="false"/>
      <style:text-properties style:font-name="Liberation Serif" fo:font-size="12pt" fo:language="es" fo:country="SV" officeooo:rsid="0021714d" officeooo:paragraph-rsid="0021714d"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es" fo:country="SV" officeooo:rsid="0021714d" officeooo:paragraph-rsid="00278c55"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es" fo:country="SV" officeooo:rsid="0021714d" officeooo:paragraph-rsid="00298755" style:font-size-asian="12pt" style:font-size-complex="12pt"/>
    </style:style>
    <style:style style:name="P19" style:family="paragraph" style:parent-style-name="Standard">
      <style:paragraph-properties fo:text-align="justify" style:justify-single-word="false"/>
      <style:text-properties style:font-name="Liberation Serif" fo:font-size="12pt" fo:language="es" fo:country="SV" officeooo:rsid="00278c55" officeooo:paragraph-rsid="00278c55" style:font-size-asian="12pt" style:font-size-complex="12pt"/>
    </style:style>
    <style:style style:name="P20"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1f9098" officeooo:paragraph-rsid="001f9098" style:font-size-asian="12pt" style:font-size-complex="12pt"/>
    </style:style>
    <style:style style:name="P21"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714d" officeooo:paragraph-rsid="0021714d" style:font-size-asian="12pt" style:font-size-complex="12pt"/>
    </style:style>
    <style:style style:name="P22"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1714d" style:font-size-asian="12pt" style:font-size-complex="12pt"/>
    </style:style>
    <style:style style:name="P23" style:family="paragraph" style:parent-style-name="Standard">
      <style:paragraph-properties fo:text-align="justify" style:justify-single-word="false"/>
      <style:text-properties fo:font-variant="normal" fo:text-transform="none" fo:color="#000000" style:font-name="Liberation Serif1" fo:font-size="12pt" fo:language="es" fo:country="SV" fo:font-style="normal" officeooo:rsid="002195ca" officeooo:paragraph-rsid="0024fdf4" style:font-size-asian="12pt" style:font-size-complex="12pt"/>
    </style:style>
    <style:style style:name="P24" style:family="paragraph" style:parent-style-name="Standard">
      <style:paragraph-properties fo:text-align="justify" style:justify-single-word="false"/>
      <style:text-properties fo:font-variant="normal" fo:text-transform="none" fo:color="#000000" style:font-name="Liberation Serif1" fo:font-size="7pt" fo:language="es" fo:country="SV" fo:font-style="normal" officeooo:rsid="002195ca" officeooo:paragraph-rsid="0024fdf4" style:font-size-asian="7pt" style:font-size-complex="7pt"/>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78c55" officeooo:paragraph-rsid="00278c55"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78c55" style:font-size-asian="12pt" style:font-size-complex="12pt"/>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98755" style:font-size-asian="12pt" style:font-size-complex="12pt"/>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b7b2a" style:font-size-asian="12pt" style:font-size-complex="12pt"/>
    </style:style>
    <style:style style:name="P2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4fdf4" officeooo:paragraph-rsid="0026ea06" style:font-size-asian="12pt" style:font-size-complex="12pt"/>
    </style:style>
    <style:style style:name="P3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b7b2a" officeooo:paragraph-rsid="002b7b2a" style:font-size-asian="12pt" style:font-size-complex="12pt"/>
    </style:style>
    <style:style style:name="P3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3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792d8" officeooo:paragraph-rsid="003792d8" style:font-size-asian="12pt" style:font-size-complex="12pt"/>
    </style:style>
    <style:style style:name="P3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3b9bda" style:font-size-asian="12pt" style:font-size-complex="12pt"/>
    </style:style>
    <style:style style:name="P34"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3b9bda" officeooo:paragraph-rsid="00464512" style:font-size-asian="12pt" style:font-size-complex="12pt"/>
    </style:style>
    <style:style style:name="P35"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6ff84" officeooo:paragraph-rsid="0046ff84" style:font-size-asian="12pt" style:font-size-complex="12pt"/>
    </style:style>
    <style:style style:name="P36"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81449" officeooo:paragraph-rsid="00481449" style:font-size-asian="12pt" style:font-size-complex="12pt"/>
    </style:style>
    <style:style style:name="P37" style:family="paragraph" style:parent-style-name="Footnote">
      <style:text-properties officeooo:rsid="002195ca" officeooo:paragraph-rsid="002195ca"/>
    </style:style>
    <style:style style:name="P38" style:family="paragraph" style:parent-style-name="Table_20_Contents">
      <style:paragraph-properties fo:text-align="justify" style:justify-single-word="false"/>
      <style:text-properties style:font-name="Liberation Serif" fo:font-size="12pt" style:font-size-asian="12pt" style:font-size-complex="12pt"/>
    </style:style>
    <style:style style:name="P39" style:family="paragraph" style:parent-style-name="Table_20_Contents">
      <style:paragraph-properties fo:text-align="justify" style:justify-single-word="false"/>
      <style:text-properties style:font-name="Liberation Serif" fo:font-size="12pt" officeooo:rsid="00278c55" officeooo:paragraph-rsid="00278c55" style:font-size-asian="12pt" style:font-size-complex="12pt"/>
    </style:style>
    <style:style style:name="P40" style:family="paragraph" style:parent-style-name="Table_20_Contents">
      <style:paragraph-properties fo:text-align="justify" style:justify-single-word="false"/>
      <style:text-properties style:font-name="Liberation Serif" fo:font-size="12pt" fo:font-weight="bold" officeooo:rsid="00278c55" officeooo:paragraph-rsid="00278c55" style:font-size-asian="12pt" style:font-weight-asian="bold" style:font-size-complex="12pt" style:font-weight-complex="bold"/>
    </style:style>
    <style:style style:name="P41" style:family="paragraph" style:parent-style-name="Table_20_Contents">
      <style:paragraph-properties fo:text-align="justify" style:justify-single-word="false"/>
      <style:text-properties style:font-name="Liberation Serif2" fo:font-size="12pt" officeooo:rsid="00278c55" officeooo:paragraph-rsid="00278c55" style:font-size-asian="12pt" style:font-size-complex="12pt"/>
    </style:style>
    <style:style style:name="P42" style:family="paragraph" style:parent-style-name="Standard" style:list-style-name="L1">
      <style:paragraph-properties fo:text-align="justify" style:justify-single-word="false"/>
      <style:text-properties fo:language="es" fo:country="SV" officeooo:rsid="0030c5c3" officeooo:paragraph-rsid="0030c5c3"/>
    </style:style>
    <style:style style:name="P43" style:family="paragraph" style:parent-style-name="Standard" style:list-style-name="L1">
      <style:paragraph-properties fo:text-align="justify" style:justify-single-word="false"/>
      <style:text-properties fo:language="es" fo:country="SV" officeooo:rsid="0034a2ad" officeooo:paragraph-rsid="0034a2ad"/>
    </style:style>
    <style:style style:name="P44" style:family="paragraph" style:parent-style-name="Standard" style:list-style-name="L1">
      <style:paragraph-properties fo:text-align="justify" style:justify-single-word="false"/>
      <style:text-properties fo:language="es" fo:country="SV" officeooo:rsid="003575df" officeooo:paragraph-rsid="003575df"/>
    </style:style>
    <style:style style:name="P45" style:family="paragraph" style:parent-style-name="Standard" style:list-style-name="L1">
      <style:paragraph-properties fo:text-align="justify" style:justify-single-word="false"/>
      <style:text-properties fo:language="es" fo:country="SV" officeooo:rsid="003575df" officeooo:paragraph-rsid="0035ce6f"/>
    </style:style>
    <style:style style:name="P46" style:family="paragraph" style:parent-style-name="Standard" style:list-style-name="L1">
      <style:paragraph-properties fo:text-align="justify" style:justify-single-word="false"/>
      <style:text-properties fo:language="es" fo:country="SV" officeooo:rsid="00374837" officeooo:paragraph-rsid="00374837"/>
    </style:style>
    <style:style style:name="P47"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ba30e" officeooo:paragraph-rsid="004ba30e" style:font-size-asian="12pt" style:font-size-complex="12pt"/>
    </style:style>
    <style:style style:name="P48"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c9f28" style:font-size-asian="12pt" style:font-size-complex="12pt"/>
    </style:style>
    <style:style style:name="P49"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4c9f28" officeooo:paragraph-rsid="004e2da9" style:font-size-asian="12pt" style:font-size-complex="12pt"/>
    </style:style>
    <style:style style:name="P50"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351ad" officeooo:paragraph-rsid="005351ad" style:font-size-asian="12pt" style:font-size-complex="12pt"/>
    </style:style>
    <style:style style:name="P51"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b7d5" officeooo:paragraph-rsid="0054b7d5" style:font-size-asian="12pt" style:font-size-complex="12pt"/>
    </style:style>
    <style:style style:name="P52"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2195ca" officeooo:paragraph-rsid="0026ea06" style:font-size-asian="12pt" style:font-size-complex="12pt"/>
    </style:style>
    <style:style style:name="P53" style:family="paragraph" style:parent-style-name="Standard">
      <style:paragraph-properties fo:text-align="justify" style:justify-single-word="false"/>
      <style:text-properties fo:font-variant="normal" fo:text-transform="none" fo:color="#000000" style:font-name="Liberation Serif" fo:font-size="12pt" fo:language="es" fo:country="SV" fo:font-style="normal" officeooo:rsid="0054e436" officeooo:paragraph-rsid="0054e436" style:font-size-asian="12pt" style:font-size-complex="12pt"/>
    </style:style>
    <style:style style:name="P54" style:family="paragraph" style:parent-style-name="Standard">
      <style:paragraph-properties fo:text-align="justify" style:justify-single-word="false"/>
      <style:text-properties officeooo:paragraph-rsid="00597c7d"/>
    </style:style>
    <style:style style:name="P55" style:family="paragraph" style:parent-style-name="Standard">
      <style:paragraph-properties fo:text-align="justify" style:justify-single-word="false"/>
      <style:text-properties style:font-name="Liberation Serif" fo:font-size="12pt" fo:language="es" fo:country="SV" officeooo:rsid="001de799" officeooo:paragraph-rsid="001de799" style:font-size-asian="12pt" style:font-size-complex="12pt"/>
    </style:style>
    <style:style style:name="P56" style:family="paragraph" style:parent-style-name="Standard">
      <style:paragraph-properties fo:text-align="justify" style:justify-single-word="false"/>
      <style:text-properties style:font-name="Liberation Serif" fo:font-size="12pt" fo:language="es" fo:country="SV" officeooo:rsid="0054e436" officeooo:paragraph-rsid="0054e436" style:font-size-asian="12pt" style:font-size-complex="12pt"/>
    </style:style>
    <style:style style:name="P57" style:family="paragraph" style:parent-style-name="Standard">
      <style:paragraph-properties fo:text-align="justify" style:justify-single-word="false"/>
      <style:text-properties style:font-name="Liberation Serif" fo:font-size="12pt" fo:language="es" fo:country="SV" officeooo:rsid="0057bdbf" officeooo:paragraph-rsid="0057bdbf" style:font-size-asian="12pt" style:font-size-complex="12pt"/>
    </style:style>
    <style:style style:name="P58" style:family="paragraph" style:parent-style-name="Standard">
      <style:paragraph-properties fo:text-align="justify" style:justify-single-word="false"/>
      <style:text-properties style:font-name="Liberation Serif" fo:font-size="12pt" fo:language="es" fo:country="SV" officeooo:rsid="00597c7d" officeooo:paragraph-rsid="00597c7d" style:font-size-asian="12pt" style:font-size-complex="12pt"/>
    </style:style>
    <style:style style:name="P59" style:family="paragraph" style:parent-style-name="Heading_20_4">
      <style:paragraph-properties fo:break-before="page"/>
    </style:style>
    <style:style style:name="T1" style:family="text">
      <style:text-properties officeooo:rsid="000ce989"/>
    </style:style>
    <style:style style:name="T2" style:family="text">
      <style:text-properties style:text-position="super 58%"/>
    </style:style>
    <style:style style:name="T3" style:family="text">
      <style:text-properties style:text-position="super 58%" style:font-name="Liberation Serif" fo:font-size="12pt" style:font-size-asian="12pt" style:font-size-complex="12pt"/>
    </style:style>
    <style:style style:name="T4" style:family="text">
      <style:text-properties style:text-position="super 58%" style:font-name="Liberation Serif2" fo:font-size="12pt" officeooo:rsid="0015fe6a" style:font-size-asian="12pt" style:font-size-complex="12pt"/>
    </style:style>
    <style:style style:name="T5" style:family="text">
      <style:text-properties style:text-position="super 58%" fo:font-size="10.5pt" officeooo:rsid="004ba30e" style:font-size-asian="10.5pt" style:font-size-complex="10.5pt"/>
    </style:style>
    <style:style style:name="T6" style:family="text">
      <style:text-properties officeooo:rsid="000e2874"/>
    </style:style>
    <style:style style:name="T7" style:family="text">
      <style:text-properties style:font-name="Liberation Serif" fo:font-size="12pt" fo:letter-spacing="0.062cm" style:font-size-asian="12pt" style:font-size-complex="12pt"/>
    </style:style>
    <style:style style:name="T8" style:family="text">
      <style:text-properties style:font-name="Liberation Serif" fo:font-size="12pt" fo:letter-spacing="0.116cm" style:font-size-asian="12pt" style:font-size-complex="12pt"/>
    </style:style>
    <style:style style:name="T9" style:family="text">
      <style:text-properties style:font-name="Liberation Serif" fo:font-size="12pt" fo:letter-spacing="0.042cm" style:font-size-asian="12pt" style:font-size-complex="12pt"/>
    </style:style>
    <style:style style:name="T10" style:family="text">
      <style:text-properties style:font-name="Liberation Serif" fo:font-size="12pt" fo:letter-spacing="0.037cm" style:font-size-asian="12pt" style:font-size-complex="12pt"/>
    </style:style>
    <style:style style:name="T11" style:family="text">
      <style:text-properties style:font-name="Liberation Serif" fo:font-size="12pt" fo:letter-spacing="0.041cm" style:font-size-asian="12pt" style:font-size-complex="12pt"/>
    </style:style>
    <style:style style:name="T12" style:family="text">
      <style:text-properties style:font-name="Liberation Serif" fo:font-size="12pt" fo:letter-spacing="0.051cm" style:font-size-asian="12pt" style:font-size-complex="12pt"/>
    </style:style>
    <style:style style:name="T13" style:family="text">
      <style:text-properties style:font-name="Liberation Serif" fo:font-size="12pt" fo:letter-spacing="0.081cm" style:font-size-asian="12pt" style:font-size-complex="12pt"/>
    </style:style>
    <style:style style:name="T14" style:family="text">
      <style:text-properties style:font-name="Liberation Serif" fo:font-size="12pt" fo:letter-spacing="0.06cm" style:font-size-asian="12pt" style:font-size-complex="12pt"/>
    </style:style>
    <style:style style:name="T15" style:family="text">
      <style:text-properties style:font-name="Liberation Serif" fo:font-size="12pt" fo:letter-spacing="0.044cm" style:font-size-asian="12pt" style:font-size-complex="12pt"/>
    </style:style>
    <style:style style:name="T16" style:family="text">
      <style:text-properties style:font-name="Liberation Serif" fo:font-size="12pt" fo:letter-spacing="0.104cm" style:font-size-asian="12pt" style:font-size-complex="12pt"/>
    </style:style>
    <style:style style:name="T17" style:family="text">
      <style:text-properties style:font-name="Liberation Serif" fo:font-size="12pt" fo:letter-spacing="0.088cm" style:font-size-asian="12pt" style:font-size-complex="12pt"/>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052d4" style:font-size-asian="12pt" style:font-size-complex="12pt"/>
    </style:style>
    <style:style style:name="T20" style:family="text">
      <style:text-properties style:font-name="Liberation Serif" fo:font-size="12pt" fo:font-style="italic" style:font-size-asian="12pt" style:font-size-complex="12pt"/>
    </style:style>
    <style:style style:name="T21" style:family="text">
      <style:text-properties style:font-name="Liberation Serif" fo:font-size="12pt" fo:font-style="italic" style:font-size-asian="12pt" style:font-style-asian="italic" style:font-size-complex="12pt" style:font-style-complex="italic"/>
    </style:style>
    <style:style style:name="T22" style:family="text">
      <style:text-properties style:font-name="Liberation Serif" fo:font-size="12pt" fo:letter-spacing="0.076cm" style:font-size-asian="12pt" style:font-size-complex="12pt"/>
    </style:style>
    <style:style style:name="T23" style:family="text">
      <style:text-properties style:font-name="Liberation Serif" fo:font-size="12pt" fo:letter-spacing="0.072cm" style:font-size-asian="12pt" style:font-size-complex="12pt"/>
    </style:style>
    <style:style style:name="T24" style:family="text">
      <style:text-properties style:font-name="Liberation Serif" fo:font-size="12pt" fo:letter-spacing="0.046cm" style:font-size-asian="12pt" style:font-size-complex="12pt"/>
    </style:style>
    <style:style style:name="T25" style:family="text">
      <style:text-properties style:font-name="Liberation Serif" fo:font-size="12pt" fo:letter-spacing="-0.041cm" style:font-size-asian="12pt" style:font-size-complex="12pt"/>
    </style:style>
    <style:style style:name="T26" style:family="text">
      <style:text-properties style:font-name="Liberation Serif" fo:font-size="12pt" fo:letter-spacing="0.053cm" style:font-size-asian="12pt" style:font-size-complex="12pt"/>
    </style:style>
    <style:style style:name="T27" style:family="text">
      <style:text-properties style:font-name="Liberation Serif" fo:font-size="12pt" fo:letter-spacing="0.035cm" style:font-size-asian="12pt" style:font-size-complex="12pt"/>
    </style:style>
    <style:style style:name="T28" style:family="text">
      <style:text-properties style:font-name="Liberation Serif" fo:font-size="12pt" fo:letter-spacing="0.109cm" style:font-size-asian="12pt" style:font-size-complex="12pt"/>
    </style:style>
    <style:style style:name="T29" style:family="text">
      <style:text-properties style:font-name="Liberation Serif" fo:font-size="12pt" fo:letter-spacing="0.123cm" style:font-size-asian="12pt" style:font-size-complex="12pt"/>
    </style:style>
    <style:style style:name="T30" style:family="text">
      <style:text-properties style:font-name="Liberation Serif" fo:font-size="12pt" fo:letter-spacing="0.069cm" style:font-size-asian="12pt" style:font-size-complex="12pt"/>
    </style:style>
    <style:style style:name="T31" style:family="text">
      <style:text-properties style:font-name="Liberation Serif" fo:font-size="12pt" fo:language="es" fo:country="SV" officeooo:rsid="00597c7d" style:font-size-asian="12pt" style:font-size-complex="12pt"/>
    </style:style>
    <style:style style:name="T32" style:family="text">
      <style:text-properties style:text-position="sub 58%"/>
    </style:style>
    <style:style style:name="T33" style:family="text">
      <style:text-properties style:text-position="sub 58%" style:font-name="Liberation Serif" fo:font-size="12pt" style:font-size-asian="12pt" style:font-size-complex="12pt"/>
    </style:style>
    <style:style style:name="T34" style:family="text">
      <style:text-properties style:font-name="Liberation Serif2"/>
    </style:style>
    <style:style style:name="T35" style:family="text">
      <style:text-properties style:font-name="Liberation Serif2" fo:font-size="12pt" style:font-size-asian="12pt" style:font-size-complex="12pt"/>
    </style:style>
    <style:style style:name="T36" style:family="text">
      <style:text-properties style:font-name="Liberation Serif2" fo:font-size="12pt" officeooo:rsid="0015b883" style:font-size-asian="12pt" style:font-size-complex="12pt"/>
    </style:style>
    <style:style style:name="T37" style:family="text">
      <style:text-properties style:font-name="Liberation Serif2" fo:font-size="12pt" officeooo:rsid="0015fe6a" style:font-size-asian="12pt" style:font-size-complex="12pt"/>
    </style:style>
    <style:style style:name="T38" style:family="text">
      <style:text-properties fo:font-variant="normal" fo:text-transform="none" fo:color="#000000" style:font-name="Liberation Serif1" fo:font-style="normal"/>
    </style:style>
    <style:style style:name="T39" style:family="text">
      <style:text-properties fo:font-variant="normal" fo:text-transform="none" fo:color="#000000" style:font-name="Liberation Serif1" fo:font-style="normal" officeooo:rsid="0021714d"/>
    </style:style>
    <style:style style:name="T40" style:family="text">
      <style:text-properties fo:font-variant="normal" fo:text-transform="none" fo:color="#000000" fo:font-style="normal" officeooo:rsid="0024fdf4"/>
    </style:style>
    <style:style style:name="T41" style:family="text">
      <style:text-properties fo:font-variant="normal" fo:text-transform="none" fo:color="#000000" fo:font-style="normal" officeooo:rsid="00278c55"/>
    </style:style>
    <style:style style:name="T42" style:family="text">
      <style:text-properties fo:font-variant="normal" fo:text-transform="none" fo:color="#000000" style:text-position="super 58%" style:font-name="Liberation Serif1" fo:font-style="normal"/>
    </style:style>
    <style:style style:name="T43" style:family="text">
      <style:text-properties fo:font-variant="normal" fo:text-transform="none" fo:color="#000000" style:text-position="super 58%" fo:font-style="normal" officeooo:rsid="0024fdf4"/>
    </style:style>
    <style:style style:name="T44" style:family="text">
      <style:text-properties fo:font-variant="normal" fo:text-transform="none" fo:color="#000000" style:text-position="sub 58%" style:font-name="Liberation Serif1" fo:font-style="normal"/>
    </style:style>
    <style:style style:name="T45" style:family="text">
      <style:text-properties fo:font-variant="normal" fo:text-transform="none" fo:color="#000000" style:text-position="sub 58%" style:font-name="Liberation Serif1" fo:font-style="normal" officeooo:rsid="002dfdc4"/>
    </style:style>
    <style:style style:name="T46" style:family="text">
      <style:text-properties fo:font-variant="normal" fo:text-transform="none" style:use-window-font-color="true" style:font-name="Liberation Serif1" fo:font-style="normal"/>
    </style:style>
    <style:style style:name="T47" style:family="text">
      <style:text-properties officeooo:rsid="0032b0b8"/>
    </style:style>
    <style:style style:name="T48" style:family="text">
      <style:text-properties officeooo:rsid="003575df"/>
    </style:style>
    <style:style style:name="T49" style:family="text">
      <style:text-properties officeooo:rsid="0035bfe8"/>
    </style:style>
    <style:style style:name="T50" style:family="text">
      <style:text-properties fo:font-style="italic" officeooo:rsid="0041a068" style:font-style-asian="italic" style:font-style-complex="italic"/>
    </style:style>
    <style:style style:name="T51" style:family="text">
      <style:text-properties fo:font-style="italic" officeooo:rsid="004500e5" style:font-style-asian="italic" style:font-style-complex="italic"/>
    </style:style>
    <style:style style:name="T52" style:family="text">
      <style:text-properties officeooo:rsid="004e2da9"/>
    </style:style>
    <style:style style:name="T53" style:family="text">
      <style:text-properties fo:font-size="10.5pt" officeooo:rsid="004ba30e" style:font-size-asian="10.5pt" style:font-size-complex="10.5pt"/>
    </style:style>
    <style:style style:name="T54" style:family="text">
      <style:text-properties officeooo:rsid="0054e436"/>
    </style:style>
    <style:style style:name="T55" style:family="text">
      <style:text-properties style:font-name="Liberation Mono" fo:font-size="11pt" fo:font-style="normal" fo:font-weight="normal" style:font-size-asian="11pt" style:font-style-asian="normal" style:font-weight-asian="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SOLUCIONES MANUALES DE EJERCICIOS DE MÉTODOS NUMÉRICOS</text:h>
      <text:h text:style-name="Heading_20_4" text:outline-level="4">INDICACIONES</text:h>
      <text:p text:style-name="P8"/>
      <text:list xml:id="list3306982977054950656" text:style-name="L1">
        <text:list-item>
          <text:p text:style-name="P42">Este archivo contiene las resoluciones “manuales” de los ejercicios en las guías de métodos numéricos. Llámese “manuales” <text:span text:style-name="T47">a la acción de resolución de ejercicios por medio de despejes, variables extras (o constantes) y el paso a paso para resolver dichos despejes de todos estos ejercicios.</text:span></text:p>
        </text:list-item>
        <text:list-item>
          <text:p text:style-name="P43">Los ejercicios pueden aparecer resueltos por medio del generador de ecuaciones integrado del procesador de texto <text:span text:style-name="T48">o</text:span> <text:span text:style-name="T48">por medio de imágenes (en los casos que requieran planteamientos adicionales).</text:span></text:p>
        </text:list-item>
        <text:list-item>
          <text:p text:style-name="P44">Se sugiere que se resuelva y edite este archivo usando la suite de oficina LibreOffice; Word desde su versión 2010 en adelante puede abrir archivos .odt, sin embargo, hay formatos particulares de una versión de oficina con la cual puede terminar distorsionando las fórmulas y estropear el archivo, por lo que se sugiere LibreOffice.</text:p>
        </text:list-item>
        <text:list-item>
          <text:p text:style-name="P44">Si es necesario portar/migrar esta guía a Word será bienvenido, sin embargo, por motivos de tiempo y facilidad en cuanto a colocar fórmulas y formatos, se trabajará en este formato, si es necesario algo de ayuda con gusto puedo apoyar pero no prometo ser yo quien realice la migración de esta guía.</text:p>
        </text:list-item>
        <text:list-item>
          <text:p text:style-name="P44">Varios de los ejercicios son similares en su resolución, lo que puede cambiar son las cantidades ocupadas, los intervalos, valores constantes de ecuaciones, etc. Se ha tratado de dejar una resolución estándar pero en el caso que uno de estos datos varíe y desee dar una respuesta particular, favor de revisar en donde se encuentran los valores a modificar y cambiarlos según lo solicitado para verificar.</text:p>
        </text:list-item>
        <text:list-item>
          <text:p text:style-name="P44">En este archivo no se resolverán ejercicios utilizando programas de Matlab u otro lenguaje, la idea con este documento es de plantear el ejercicio previo a utilizar el programa, de modo que la resolución de funciones o evaluaciones sean realizadas por medio de Matlab al igual que las conversiones entre unidades y cambios de valores (donde aplique).</text:p>
        </text:list-item>
        <text:list-item>
          <text:p text:style-name="P45">En este documento se ha plasmado una resolución <text:span text:style-name="T49">de manera mental y manual, cualquiera puede aportar a solventar este documento y realizar las observaciones requeridas, incluso se puede modificar en el caso que el despeje esté malo. El requisito es de avisar por medio de un problema en la página </text:span><text:a xlink:type="simple" xlink:href="https://github.com/SamBurgos/Metodos-Numericos/issues" text:style-name="Internet_20_link" text:visited-style-name="Visited_20_Internet_20_Link"><text:span text:style-name="T49">https://github.com/SamBurgos/Metodos-Numericos/issues</text:span></text:a><text:span text:style-name="T49"> con el número del problema. No se cuentan problemas que el valor esté diferente o que en lugar de raíz cuarta, sea raíz cuadrada, por ejemplo. Para esto revisar punto 5.</text:span></text:p>
        </text:list-item>
        <text:list-item>
          <text:p text:style-name="P46">La resolución de estos ejercicios puede variar también en cuanto al método utilizado (Secante en lugar de Bisección por ejemplo), el despeje puede variar conforme a esto; pero si se quiere colocar una fórmula en un método particular se deberá trabajar adicional, debido al tiempo no prometo colocar el mismo ejercicio por otros métodos. Agradezco cualquier apoyo en este punto.</text:p>
        </text:list-item>
      </text:list>
      <text:p text:style-name="P8"/>
      <text:p text:style-name="P8"/>
      <text:h text:style-name="P59" text:outline-level="4">EJERCICIOS</text:h>
      <text:p text:style-name="P1"/>
      <text:p text:style-name="P2"><text:span text:style-name="T1">1) </text:span><text:span text:style-name="T18">Si </text:span><text:span text:style-name="T18"><draw:frame draw:style-name="fr1" draw:name="Objeto1" text:anchor-type="as-char" svg:y="-0.437cm" svg:width="4.286cm" svg:height="0.591cm" draw:z-index="0"><draw:object xlink:href="./Object 1" xlink:type="simple" xlink:show="embed" xlink:actuate="onLoad"/><draw:image xlink:href="./ObjectReplacements/Object 1" xlink:type="simple" xlink:show="embed" xlink:actuate="onLoad"/></draw:frame></text:span><text:span text:style-name="T18">, obtenga el valor de </text:span><text:span text:style-name="T18"><draw:frame draw:style-name="fr1" draw:name="Objeto2" text:anchor-type="as-char" svg:y="-0.377cm" svg:width="1.593cm" svg:height="0.483cm" draw:z-index="1"><draw:object xlink:href="./Object 2" xlink:type="simple" xlink:show="embed" xlink:actuate="onLoad"/><draw:image xlink:href="./ObjectReplacements/Object 2" xlink:type="simple" xlink:show="embed" xlink:actuate="onLoad"/></draw:frame></text:span><text:span text:style-name="T18">, <text:s/>de tal manera que h(x)= 20.820156997794982, empleando el <text:s/>método de la Secante con una exactitud de 10</text:span><text:span text:style-name="T3">-12 </text:span><text:span text:style-name="T18">y además empleando el comando </text:span><text:span text:style-name="T21">fzero</text:span><text:span text:style-name="T18">. EMPLEE QUINCE DECIMALES.</text:span></text:p>
      <text:p text:style-name="P1"/>
      <text:p text:style-name="P1"><draw:frame draw:style-name="fr1" draw:name="Objeto3" text:anchor-type="as-char" svg:y="-2.228cm" svg:width="8.56cm" svg:height="4.304cm" draw:z-index="2"><draw:object xlink:href="./Object 3" xlink:type="simple" xlink:show="embed" xlink:actuate="onLoad"/><draw:image xlink:href="./ObjectReplacements/Object 3" xlink:type="simple" xlink:show="embed" xlink:actuate="onLoad"/></draw:frame></text:p>
      <text:p text:style-name="P1"/>
      <text:p text:style-name="P3"><text:span text:style-name="T6">2) </text:span><text:span text:style-name="T18">Emplee</text:span><text:span text:style-name="T7"> </text:span><text:span text:style-name="T18">el método de Iteración de Punto fijo</text:span><text:span text:style-name="T8"> </text:span><text:span text:style-name="T18">para obtener</text:span><text:span text:style-name="T9"> </text:span><text:span text:style-name="T18">una aproximación</text:span><text:span text:style-name="T10"> </text:span><text:span text:style-name="T18">al valor</text:span><text:span text:style-name="T11"> </text:span><text:span text:style-name="T18">de</text:span><text:span text:style-name="T12"> </text:span><text:span text:style-name="T18">log</text:span><text:span text:style-name="T33">12</text:span><text:span text:style-name="T18">(5/3) +</text:span><text:span text:style-name="T13"> </text:span><text:span text:style-name="T18">0.25, con una</text:span><text:span text:style-name="T14"> </text:span><text:span text:style-name="T18">exactitud de 10</text:span><text:span text:style-name="T3">-12</text:span><text:span text:style-name="T18">, además emplee</text:span><text:span text:style-name="T12"> </text:span><text:span text:style-name="T18">el</text:span><text:span text:style-name="T15"> </text:span><text:span text:style-name="T18">comando </text:span><text:span text:style-name="T20">fzero </text:span><text:span text:style-name="T18">para</text:span><text:span text:style-name="T16"> </text:span><text:span text:style-name="T18">obtener</text:span><text:span text:style-name="T15"> </text:span><text:span text:style-name="T18">el</text:span><text:span text:style-name="T15"> </text:span><text:span text:style-name="T18">resultado.</text:span><text:span text:style-name="T17"> </text:span><text:span text:style-name="T18">EMPLEE QUINCE DECIMALES.</text:span></text:p>
      <text:p text:style-name="P9"/>
      <text:p text:style-name="P9"/>
      <text:p text:style-name="P9"/>
      <text:p text:style-name="P9"/>
      <text:p text:style-name="P4"><text:span text:style-name="T19">3) </text:span><text:span text:style-name="T18">La suma de dos números</text:span><text:span text:style-name="T15"> </text:span><text:span text:style-name="T18">da como</text:span><text:span text:style-name="T22"> </text:span><text:span text:style-name="T18">resultado</text:span><text:span text:style-name="T15"> </text:span><text:span text:style-name="T18">13.6. Si cada uno se aumenta en su raíz</text:span><text:span text:style-name="T12"> </text:span><text:span text:style-name="T18">cúbica, el</text:span><text:span text:style-name="T23"> </text:span><text:span text:style-name="T18">resultado del producto de las dos sumas</text:span><text:span text:style-name="T12"> </text:span><text:span text:style-name="T18">es igual a 72.910915731844.</text:span><text:span text:style-name="T24"> </text:span><text:span text:style-name="T18">Determine</text:span><text:span text:style-name="T25"> </text:span><text:span text:style-name="T18">los dos números</text:span><text:span text:style-name="T9"> </text:span><text:span text:style-name="T18">con</text:span><text:span text:style-name="T26"> </text:span><text:span text:style-name="T18">una</text:span><text:span text:style-name="T27"> </text:span><text:span text:style-name="T18">exactitud de 10</text:span><text:span text:style-name="T3">-12</text:span><text:span text:style-name="T18">, empleando</text:span><text:span text:style-name="T28"> </text:span><text:span text:style-name="T18">el método de</text:span><text:span text:style-name="T29"> </text:span><text:span text:style-name="T18">Bisección</text:span><text:span text:style-name="T17"> </text:span><text:span text:style-name="T18">y el</text:span><text:span text:style-name="T8"> </text:span><text:span text:style-name="T18">método de Steffensen. EMPLEE</text:span><text:span text:style-name="T30"> </text:span><text:span text:style-name="T18">QUINCE DECIMALES.</text:span></text:p>
      <text:p text:style-name="P10"/>
      <text:p text:style-name="P11"><draw:frame draw:style-name="fr1" draw:name="Objeto4" text:anchor-type="as-char" svg:y="-1.401cm" svg:width="9.103cm" svg:height="2.642cm" draw:z-index="7"><draw:object xlink:href="./Object 4" xlink:type="simple" xlink:show="embed" xlink:actuate="onLoad"/><draw:image xlink:href="./ObjectReplacements/Object 4" xlink:type="simple" xlink:show="embed" xlink:actuate="onLoad"/></draw:frame></text:p>
      <text:p text:style-name="P5"><text:soft-page-break/><text:span text:style-name="T18"><text:tab/></text:span><text:span text:style-name="T18"><draw:frame draw:style-name="fr1" draw:name="Objeto5" text:anchor-type="as-char" svg:y="-4.177cm" svg:width="10.216cm" svg:height="8.195cm" draw:z-index="3"><draw:object xlink:href="./Object 5" xlink:type="simple" xlink:show="embed" xlink:actuate="onLoad"/><draw:image xlink:href="./ObjectReplacements/Object 5" xlink:type="simple" xlink:show="embed" xlink:actuate="onLoad"/></draw:frame></text:span></text:p>
      <text:p text:style-name="P10"/>
      <text:p text:style-name="P10"/>
      <text:p text:style-name="P10"/>
      <text:p text:style-name="P12">4) Las ecuaciones que describen la posición de un proyectil lanzado desde el suelo, en metros, y tomando en cuenta la resistencia del aire y la masa del proyectil son:</text:p>
      <text:p text:style-name="P12"/>
      <text:p text:style-name="P6"><text:span text:style-name="T18"><draw:frame draw:style-name="fr1" draw:name="Objeto6" text:anchor-type="as-char" svg:y="-0.561cm" svg:width="5.158cm" svg:height="0.988cm" draw:z-index="4"><draw:object xlink:href="./Object 6" xlink:type="simple" xlink:show="embed" xlink:actuate="onLoad"/><draw:image xlink:href="./ObjectReplacements/Object 6" xlink:type="simple" xlink:show="embed" xlink:actuate="onLoad"/></draw:frame></text:span><text:span text:style-name="T18"> <text:tab/></text:span><text:span text:style-name="T18"><draw:frame draw:style-name="fr1" draw:name="Objeto7" text:anchor-type="as-char" svg:y="-0.931cm" svg:width="6.482cm" svg:height="1.774cm" draw:z-index="5"><draw:object xlink:href="./Object 7" xlink:type="simple" xlink:show="embed" xlink:actuate="onLoad"/><draw:image xlink:href="./ObjectReplacements/Object 7" xlink:type="simple" xlink:show="embed" xlink:actuate="onLoad"/></draw:frame></text:span><text:span text:style-name="T18"><text:tab/></text:span><text:span text:style-name="T18"><draw:frame draw:style-name="fr1" draw:name="Objeto8" text:anchor-type="as-char" svg:y="-0.586cm" svg:width="2.371cm" svg:height="1.081cm" draw:z-index="6"><draw:object xlink:href="./Object 8" xlink:type="simple" xlink:show="embed" xlink:actuate="onLoad"/><draw:image xlink:href="./ObjectReplacements/Object 8" xlink:type="simple" xlink:show="embed" xlink:actuate="onLoad"/></draw:frame></text:span></text:p>
      <text:p text:style-name="P12"/>
      <text:p text:style-name="P7"><text:span text:style-name="T18">Siendo C = m/k, donde m = masa del proyectil y k = coeficiente de resistencia del aire. Si se dispara un proyectil con ángulo de elevación </text:span><text:span text:style-name="T35">θ = 57°48'54'', con V0 = 3925 m/s, m = 159.09 </text:span><text:span text:style-name="T36">Kg y k = 9.5. Determine el tiempo que tarda el proyectil en llegar al punto mas alto y en llegar al suelo empleando el método de la </text:span><text:span text:style-name="T37">S</text:span><text:span text:style-name="T36">ecante; </text:span><text:span text:style-name="T37">con una precisión de 10</text:span><text:span text:style-name="T4">-12</text:span><text:span text:style-name="T37">, además obtenga el alcance horizontal y el valor de la altura máxima.</text:span></text:p>
      <text:p text:style-name="P12"/>
      <text:p text:style-name="P12"/>
      <text:p text:style-name="P12"/>
      <text:p text:style-name="P13">5) Se construye una caja sin tapadera a partir de una hoja metálica rectangular que mide 86 por 68 centímetros. ¿Cuál debe ser el lado de los cuadrados que hay que recortar en cada esquina para que el volumen de la caja sea 32,077.5 centímetros cúbicos? Precisión: 10<text:span text:style-name="T2">-12</text:span> . Emplee el método de la Posición falsa. EMPLEE QUINCE DECIMALES.</text:p>
      <text:p text:style-name="P13"/>
      <text:p text:style-name="P13"/>
      <text:p text:style-name="P13"/>
      <text:p text:style-name="P14">6) <text:span text:style-name="T38">Emplee el método de Müller para hallar una aproximación a un cero o raíz del siguiente polinomio: P(x) = x</text:span><text:span text:style-name="T42">5</text:span><text:span text:style-name="T38"> + 11x</text:span><text:span text:style-name="T42">4</text:span><text:span text:style-name="T38"> – 21x</text:span><text:span text:style-name="T42">3</text:span><text:span text:style-name="T38"> – 10x</text:span><text:span text:style-name="T42">2</text:span><text:span text:style-name="T38"> + 21x + 5. Utilice los siguientes valores iniciales: p</text:span><text:span text:style-name="T45">0</text:span><text:span text:style-name="T38"> = –13, p</text:span><text:span text:style-name="T44">1</text:span><text:span text:style-name="T38"> = –12.1 y p</text:span><text:span text:style-name="T44">2</text:span><text:span text:style-name="T38"> = –11.5, con una precisión de 10</text:span><text:span text:style-name="T42">-12</text:span><text:span text:style-name="T38">. EMPLEE QUINCE DECIMALES.</text:span></text:p>
      <text:p text:style-name="P20"/>
      <text:p text:style-name="P20"/>
      <text:p text:style-name="P20"/>
      <text:p text:style-name="P15"><text:soft-page-break/><text:span text:style-name="T38">7) </text:span><text:span text:style-name="T39">Se desea conocer el volumen específico del Nitrógeno a una presión P de 2015 kPa y una temperatura T de 65.84°F, empleando la ecuación de estado de Van der Waals:</text:span></text:p>
      <text:p text:style-name="P21"/>
      <text:p text:style-name="P15"><text:span text:style-name="T39"><draw:frame draw:style-name="fr1" draw:name="Objeto9" text:anchor-type="as-char" svg:y="-0.619cm" svg:width="3.669cm" svg:height="1.058cm" draw:z-index="8"><draw:object xlink:href="./Object 9" xlink:type="simple" xlink:show="embed" xlink:actuate="onLoad"/><draw:image xlink:href="./ObjectReplacements/Object 9" xlink:type="simple" xlink:show="embed" xlink:actuate="onLoad"/></draw:frame></text:span><text:span text:style-name="T39">donde </text:span><text:span text:style-name="T39"><draw:frame draw:style-name="fr1" draw:name="Objeto10" text:anchor-type="as-char" svg:y="-0.743cm" svg:width="4.382cm" svg:height="1.184cm" draw:z-index="9"><draw:object xlink:href="./Object 10" xlink:type="simple" xlink:show="embed" xlink:actuate="onLoad"/><draw:image xlink:href="./ObjectReplacements/Object 10" xlink:type="simple" xlink:show="embed" xlink:actuate="onLoad"/></draw:frame></text:span></text:p>
      <text:p text:style-name="P21"/>
      <text:p text:style-name="P21">De las tablas termodinámicas, se obtienen los siguientes datos:</text:p>
      <text:p text:style-name="P21"/>
      <text:p text:style-name="P21">Pc = 3390 kPa</text:p>
      <text:p text:style-name="P21">Tc = 126.2°K</text:p>
      <text:p text:style-name="P21">R = 0.2968 kJ/kg°K</text:p>
      <text:p text:style-name="P21"/>
      <text:p text:style-name="P16"><text:span text:style-name="T38">Emplee el método de Steffensen para calcular el valor de V, considerando como valor inicial Vo = RT/P, con una precisión de 10</text:span><text:span text:style-name="T42">-12</text:span><text:span text:style-name="T38">.</text:span><text:span text:style-name="T46"><text:note text:id="ftn1" text:note-class="footnote"><text:note-citation>1</text:note-citation><text:note-body><text:p text:style-name="P37">Steffensen ocupa la fórmula de trabajo g(x) = x, por lo tanto debe despejarse la variable buscada en términos de V</text:p></text:note-body></text:note></text:span></text:p>
      <text:p text:style-name="P22"/>
      <text:p text:style-name="P23"><draw:frame draw:style-name="fr1" draw:name="Objeto11" text:anchor-type="as-char" svg:y="-2.215cm" svg:width="3.674cm" svg:height="4.283cm" draw:z-index="10"><draw:object xlink:href="./Object 11" xlink:type="simple" xlink:show="embed" xlink:actuate="onLoad"/><draw:image xlink:href="./ObjectReplacements/Object 11" xlink:type="simple" xlink:show="embed" xlink:actuate="onLoad"/></draw:frame><draw:frame draw:style-name="fr2" draw:name="Objeto34" text:anchor-type="as-char" svg:y="-1.672cm" svg:width="3.443cm" svg:height="3.196cm" draw:z-index="36"><draw:object xlink:href="./Object 37" xlink:type="simple" xlink:show="embed" xlink:actuate="onLoad"/><draw:image xlink:href="./ObjectReplacements/Object 37" xlink:type="simple" xlink:show="embed" xlink:actuate="onLoad"/></draw:frame></text:p>
      <text:p text:style-name="P24"/>
      <text:p text:style-name="P17"><text:span text:style-name="T40">8) </text:span><text:span text:style-name="T41">Una barra larga de diámetro D recibe calor por efecto Joule de una resistencia eléctrica. Simultáneamente, disipa calor por convección y radiación, siendo la ecuación que satisface el equilibrio la siguiente:</text:span></text:p>
      <text:p text:style-name="P25"/>
      <text:p text:style-name="P17"><text:span text:style-name="T41"><draw:frame draw:style-name="fr1" draw:name="Objeto12" text:anchor-type="as-char" svg:y="-0.437cm" svg:width="7.01cm" svg:height="0.591cm" draw:z-index="11"><draw:object xlink:href="./Object 12" xlink:type="simple" xlink:show="embed" xlink:actuate="onLoad"/><draw:image xlink:href="./ObjectReplacements/Object 12" xlink:type="simple" xlink:show="embed" xlink:actuate="onLoad"/></draw:frame></text:span><text:span text:style-name="T41">donde</text:span></text:p>
      <text:p text:style-name="P25"/>
      <table:table table:name="Tabla1" table:style-name="Tabla1">
        <table:table-column table:style-name="Tabla1.A"/>
        <table:table-column table:style-name="Tabla1.B"/>
        <table:table-column table:style-name="Tabla1.C"/>
        <table:table-row>
          <table:table-cell table:style-name="Tabla1.A1" office:value-type="string">
            <text:p text:style-name="P40">Variable</text:p>
          </table:table-cell>
          <table:table-cell table:style-name="Tabla1.A1" office:value-type="string">
            <text:p text:style-name="P40">Definición variable</text:p>
          </table:table-cell>
          <table:table-cell table:style-name="Tabla1.C1" office:value-type="string">
            <text:p text:style-name="P40">Medida/Valor</text:p>
          </table:table-cell>
        </table:table-row>
        <table:table-row>
          <table:table-cell table:style-name="Tabla1.A2" office:value-type="string">
            <text:p text:style-name="P39">D</text:p>
          </table:table-cell>
          <table:table-cell table:style-name="Tabla1.A2" office:value-type="string">
            <text:p text:style-name="P39">diámetro de la barra</text:p>
          </table:table-cell>
          <table:table-cell table:style-name="Tabla1.C2" office:value-type="string">
            <text:p text:style-name="P39">986 mm</text:p>
          </table:table-cell>
        </table:table-row>
        <table:table-row>
          <table:table-cell table:style-name="Tabla1.A2" office:value-type="string">
            <text:p text:style-name="P41">σ</text:p>
          </table:table-cell>
          <table:table-cell table:style-name="Tabla1.A2" office:value-type="string">
            <text:p text:style-name="P39">constante de Stefan Boltzman</text:p>
          </table:table-cell>
          <table:table-cell table:style-name="Tabla1.C2" office:value-type="string">
            <text:p text:style-name="P39">5.67x10<text:span text:style-name="T2">-8</text:span> W/mt<text:span text:style-name="T2">2</text:span>°K<text:span text:style-name="T2">4</text:span></text:p>
          </table:table-cell>
        </table:table-row>
        <table:table-row>
          <table:table-cell table:style-name="Tabla1.A2" office:value-type="string">
            <text:p text:style-name="P41">ε</text:p>
          </table:table-cell>
          <table:table-cell table:style-name="Tabla1.A2" office:value-type="string">
            <text:p text:style-name="P39">emisividad de la superficie de la barra</text:p>
          </table:table-cell>
          <table:table-cell table:style-name="Tabla1.C2" office:value-type="string">
            <text:p text:style-name="P39">0.8</text:p>
          </table:table-cell>
        </table:table-row>
        <table:table-row>
          <table:table-cell table:style-name="Tabla1.A2" office:value-type="string">
            <text:p text:style-name="P39">h</text:p>
          </table:table-cell>
          <table:table-cell table:style-name="Tabla1.A2" office:value-type="string">
            <text:p text:style-name="P39">coeficiente de transferencia de calor por convección entre la barra y el aire</text:p>
          </table:table-cell>
          <table:table-cell table:style-name="Tabla1.C2" office:value-type="string">
            <text:p text:style-name="P39">20 W/mt<text:span text:style-name="T2">2</text:span>°K</text:p>
          </table:table-cell>
        </table:table-row>
        <table:table-row>
          <table:table-cell table:style-name="Tabla1.A2" office:value-type="string">
            <text:p text:style-name="P39">T<text:span text:style-name="T32">s</text:span></text:p>
          </table:table-cell>
          <table:table-cell table:style-name="Tabla1.A2" office:value-type="string">
            <text:p text:style-name="P39">temperatura ambiente</text:p>
          </table:table-cell>
          <table:table-cell table:style-name="Tabla1.C2" office:value-type="string">
            <text:p text:style-name="P39">77.9°F</text:p>
          </table:table-cell>
        </table:table-row>
        <table:table-row>
          <table:table-cell table:style-name="Tabla1.A2" office:value-type="string">
            <text:p text:style-name="P39">I<text:span text:style-name="T2">2</text:span>R</text:p>
          </table:table-cell>
          <table:table-cell table:style-name="Tabla1.A2" office:value-type="string">
            <text:p text:style-name="P39">potencia eléctrica por unidad de longitud</text:p>
          </table:table-cell>
          <table:table-cell table:style-name="Tabla1.C2" office:value-type="string">
            <text:p text:style-name="P39">100 W/m</text:p>
          </table:table-cell>
        </table:table-row>
        <table:table-row>
          <table:table-cell table:style-name="Tabla1.A2" office:value-type="string">
            <text:p text:style-name="P39">T</text:p>
          </table:table-cell>
          <table:table-cell table:style-name="Tabla1.A2" office:value-type="string">
            <text:p text:style-name="P39">temperatura de equilibrio de la barra</text:p>
          </table:table-cell>
          <table:table-cell table:style-name="Tabla1.C2" office:value-type="string">
            <text:p text:style-name="P38">?</text:p>
          </table:table-cell>
        </table:table-row>
      </table:table>
      <text:p text:style-name="P25"/>
      <text:p text:style-name="P19"><text:span text:style-name="T40">Emplee el método de Newton Raphson para calcular el valor de T, con una precisión de 10</text:span><text:span text:style-name="T43">-12</text:span><text:span text:style-name="T40">.</text:span></text:p>
      <text:p text:style-name="P26">MUESTRE EN FORMA DE TABLA : NUMERO DE ITERACIONES, T0, VALOR APROXIMADO, ERROR. EMPLEE QUINCE DECIMALES.</text:p>
      <text:p text:style-name="P18"><text:soft-page-break/><text:span text:style-name="T40"><draw:frame draw:style-name="fr1" draw:name="Objeto13" text:anchor-type="as-char" svg:y="-1.194cm" svg:width="7.606cm" svg:height="2.302cm" draw:z-index="12"><draw:object xlink:href="./Object 13" xlink:type="simple" xlink:show="embed" xlink:actuate="onLoad"/><draw:image xlink:href="./ObjectReplacements/Object 13" xlink:type="simple" xlink:show="embed" xlink:actuate="onLoad"/></draw:frame></text:span><text:span text:style-name="T40"><draw:frame draw:style-name="fr1" draw:name="Objeto15" text:anchor-type="as-char" svg:y="-1.413cm" svg:width="5.994cm" svg:height="2.738cm" draw:z-index="13"><draw:object xlink:href="./Object 15" xlink:type="simple" xlink:show="embed" xlink:actuate="onLoad"/><draw:image xlink:href="./ObjectReplacements/Object 15" xlink:type="simple" xlink:show="embed" xlink:actuate="onLoad"/><svg:desc>fórmula</svg:desc></draw:frame></text:span></text:p>
      <text:p text:style-name="P27"/>
      <text:p text:style-name="P28"><draw:frame draw:style-name="fr1" draw:name="Objeto14" text:anchor-type="as-char" svg:y="-1.503cm" svg:width="9.407cm" svg:height="2.917cm" draw:z-index="14"><draw:object xlink:href="./Object 14" xlink:type="simple" xlink:show="embed" xlink:actuate="onLoad"/><draw:image xlink:href="./ObjectReplacements/Object 14" xlink:type="simple" xlink:show="embed" xlink:actuate="onLoad"/><svg:desc>fórmula</svg:desc></draw:frame></text:p>
      <text:p text:style-name="P30">Las funciones en negrita deberán colocarse en el programa una vez se tengan las variables convertidas al formato estándar SI.</text:p>
      <text:p text:style-name="P30"/>
      <text:p text:style-name="P32">9) La concentración de un reactante en un reactor de mezcla completa viene dada por la siguiente expresión: C(t) = 0.78 – 0.05te<text:span text:style-name="T2">-0.4t</text:span> – 0.23e<text:span text:style-name="T2">-0.4t</text:span>, donde C(t) es la concentración del reactante (mol/L) y t el tiempo (min). Determine en cuánto tiempo la concentración del reactante es igual a 0.7365 mol/L.</text:p>
      <text:p text:style-name="P30"/>
      <text:p text:style-name="P32">Emplee método de Posición Falsa, con una exactitud de 10<text:span text:style-name="T2">-12</text:span>. MUESTRE EN FORMA DE TABLA : ITERACIONES, to, t1, VALOR APROXIMADO, ERROR. EMPLEE QUINCE DECIMALES.</text:p>
      <text:p text:style-name="P29"/>
      <text:p text:style-name="P29"><draw:frame draw:style-name="fr1" draw:name="Objeto16" text:anchor-type="as-char" svg:y="-1.695cm" svg:width="7.107cm" svg:height="3.256cm" draw:z-index="15"><draw:object xlink:href="./Object 16" xlink:type="simple" xlink:show="embed" xlink:actuate="onLoad"/><draw:image xlink:href="./ObjectReplacements/Object 16" xlink:type="simple" xlink:show="embed" xlink:actuate="onLoad"/></draw:frame></text:p>
      <text:p text:style-name="P29"/>
      <text:p text:style-name="P33">10) Una esfera de madera de radio r, se sumerge en agua. Si la esfera está construida de una especie de pino cuya densidad es: = 785 Kg/m3 y su diámetro es de 568 mm, ¿cuánto es la profundidad h a la que está sumergido el polo sur de la esfera?, si se sabe que la masa de agua desplazada cuando se sumerge la esfera viene dada así:</text:p>
      <text:p text:style-name="P33"/>
      <text:p text:style-name="P33"><draw:frame draw:style-name="fr1" draw:name="Objeto17" text:anchor-type="as-char" svg:y="-0.743cm" svg:width="4.796cm" svg:height="1.198cm" draw:z-index="16"><draw:object xlink:href="./Object 17" xlink:type="simple" xlink:show="embed" xlink:actuate="onLoad"/><draw:image xlink:href="./ObjectReplacements/Object 17" xlink:type="simple" xlink:show="embed" xlink:actuate="onLoad"/></draw:frame>donde <text:span text:style-name="T34">ρ</text:span><text:span text:style-name="T32">a</text:span> es la densidad del agua, r es el radio de la esfera.</text:p>
      <text:p text:style-name="P33"/>
      <text:p text:style-name="P33">Emplee el método de Newton Raphson, con una precisión de 10<text:span text:style-name="T2">-12</text:span>. MUESTRE EN FORMA DE TABLA: NUMERO DE ITERACIONES, ho, VALOR APROXIMADO, ERROR. EMPLEE QUINCE DECIMALES.</text:p>
      <text:p text:style-name="P33"/>
      <text:p text:style-name="P33"><draw:frame draw:style-name="fr1" draw:name="Objeto20" text:anchor-type="as-char" svg:y="-0.903cm" svg:width="3.15cm" svg:height="1.656cm" draw:z-index="18"><draw:object xlink:href="./Object 20" xlink:type="simple" xlink:show="embed" xlink:actuate="onLoad"/><draw:image xlink:href="./ObjectReplacements/Object 20" xlink:type="simple" xlink:show="embed" xlink:actuate="onLoad"/></draw:frame><text:span text:style-name="T50">Resolución del término dentro del paréntesis </text:span><text:span text:style-name="T51">en la integral<text:tab/></text:span><text:span text:style-name="T51"><draw:frame draw:style-name="fr1" draw:name="Objeto19" text:anchor-type="as-char" svg:y="-1.083cm" svg:width="1.856cm" svg:height="2.016cm" draw:z-index="19"><draw:object xlink:href="./Object 19" xlink:type="simple" xlink:show="embed" xlink:actuate="onLoad"/><draw:image xlink:href="./ObjectReplacements/Object 19" xlink:type="simple" xlink:show="embed" xlink:actuate="onLoad"/></draw:frame></text:span></text:p>
      <text:p text:style-name="P34"><text:soft-page-break/><draw:frame draw:style-name="fr1" draw:name="Objeto18" text:anchor-type="as-char" svg:y="-4.738cm" svg:width="5.576cm" svg:height="9.324cm" draw:z-index="17"><draw:object xlink:href="./Object 18" xlink:type="simple" xlink:show="embed" xlink:actuate="onLoad"/><draw:image xlink:href="./ObjectReplacements/Object 18" xlink:type="simple" xlink:show="embed" xlink:actuate="onLoad"/></draw:frame><draw:frame draw:style-name="fr1" draw:name="Objeto21" text:anchor-type="as-char" svg:y="-3.734cm" svg:width="4.934cm" svg:height="7.32cm" draw:z-index="20"><draw:object xlink:href="./Object 21" xlink:type="simple" xlink:show="embed" xlink:actuate="onLoad"/><draw:image xlink:href="./ObjectReplacements/Object 21" xlink:type="simple" xlink:show="embed" xlink:actuate="onLoad"/></draw:frame></text:p>
      <text:p text:style-name="P34"/>
      <text:p text:style-name="P34"><draw:frame draw:style-name="fr1" draw:name="Objeto22" text:anchor-type="as-char" svg:y="-1.416cm" svg:width="6.339cm" svg:height="2.746cm" draw:z-index="21"><draw:object xlink:href="./Object 22" xlink:type="simple" xlink:show="embed" xlink:actuate="onLoad"/><draw:image xlink:href="./ObjectReplacements/Object 22" xlink:type="simple" xlink:show="embed" xlink:actuate="onLoad"/></draw:frame></text:p>
      <text:p text:style-name="P34"/>
      <text:p text:style-name="P35">11) La velocidad de caída de un paracaidista viene dada por la siguiente expresión:</text:p>
      <text:p text:style-name="P35"/>
      <text:p text:style-name="P35"><draw:frame draw:style-name="fr1" draw:name="Objeto23" text:anchor-type="as-char" svg:y="-0.723cm" svg:width="3.053cm" svg:height="1.102cm" draw:z-index="22"><draw:object xlink:href="./Object 23" xlink:type="simple" xlink:show="embed" xlink:actuate="onLoad"/><draw:image xlink:href="./ObjectReplacements/Object 23" xlink:type="simple" xlink:show="embed" xlink:actuate="onLoad"/></draw:frame> donde g = 9.8 m/s<text:span text:style-name="T2">2</text:span>; y c = coeficiente de rozamiento = 14 kg/s</text:p>
      <text:p text:style-name="P35"/>
      <text:p text:style-name="P36">Si la velocidad del paracaidista es de 194.4 km/h, cuando t es igual a 17.65 segundos. Determine la masa “m” del paracaidista empleando el método de Iteración de Punto Fijo, con una precisión de 10<text:span text:style-name="T2">-12</text:span></text:p>
      <text:p text:style-name="P36"/>
      <text:p text:style-name="P36"><draw:frame draw:style-name="fr1" draw:name="Object1" text:anchor-type="as-char" svg:y="-2.861cm" svg:width="3.11cm" svg:height="5.6cm" draw:z-index="23"><draw:object xlink:href="./Object 24" xlink:type="simple" xlink:show="embed" xlink:actuate="onLoad"/><draw:image xlink:href="./ObjectReplacements/Object 24" xlink:type="simple" xlink:show="embed" xlink:actuate="onLoad"/></draw:frame><text:tab/><text:tab/><draw:frame draw:style-name="fr1" draw:name="Object3" text:anchor-type="as-char" svg:y="-1.005cm" svg:width="2.743cm" svg:height="1.863cm" draw:z-index="25"><draw:object xlink:href="./Object 26" xlink:type="simple" xlink:show="embed" xlink:actuate="onLoad"/><draw:image xlink:href="./ObjectReplacements/Object 26" xlink:type="simple" xlink:show="embed" xlink:actuate="onLoad"/></draw:frame><text:tab/><draw:frame draw:style-name="fr1" draw:name="Object2" text:anchor-type="as-char" svg:y="-1.326cm" svg:width="3.51cm" svg:height="2.501cm" draw:z-index="24"><draw:object xlink:href="./Object 25" xlink:type="simple" xlink:show="embed" xlink:actuate="onLoad"/><draw:image xlink:href="./ObjectReplacements/Object 25" xlink:type="simple" xlink:show="embed" xlink:actuate="onLoad"/></draw:frame></text:p>
      <text:p text:style-name="P36"/>
      <text:p text:style-name="P36"/>
      <text:p text:style-name="P36"><text:soft-page-break/></text:p>
      <text:p text:style-name="P47">12) Un objeto que cae verticalmente en el aire está sujeto a una resistencia viscosa y también a la fuerza de gravedad. Suponga que dejamos caer un objeto de masa m desde una altura S<text:span text:style-name="T32">0</text:span> y que la altura</text:p>
      <text:p text:style-name="P47">del objeto después de t segundos viene dada así:</text:p>
      <text:p text:style-name="P35"/>
      <text:p text:style-name="P35"><draw:frame draw:style-name="fr2" draw:name="Objeto24" text:anchor-type="as-char" svg:y="-0.723cm" svg:width="5.466cm" svg:height="1.161cm" draw:z-index="26"><draw:object xlink:href="./Object 27" xlink:type="simple" xlink:show="embed" xlink:actuate="onLoad"/><draw:image xlink:href="./ObjectReplacements/Object 27" xlink:type="simple" xlink:show="embed" xlink:actuate="onLoad"/></draw:frame><text:span text:style-name="T53">donde g = 32.17 pies/s</text:span><text:span text:style-name="T5">2</text:span><text:span text:style-name="T53">, k = coeficiente de resistencia del aire = 0.1 lb/s</text:span></text:p>
      <text:p text:style-name="P29"/>
      <text:p text:style-name="P49">Suponga que m = 8.55 Kg, S<text:span text:style-name="T32">0</text:span> = 998 pies. Determine el tiempo que tarda en recorrer 10,686.6 plg, empleando el método de Steffensen, con una exactitud de 10<text:span text:style-name="T2">-12</text:span>. <text:span text:style-name="T52">MUESTRE EN FORMA DE TABLA : NUMERO DE ITERACIONES, t0, t1, t2, VALOR APROXIMADO, ERROR. EMPLEE QUINCE DECIMALES.</text:span></text:p>
      <text:p text:style-name="P48"/>
      <text:p text:style-name="P48"><draw:frame draw:style-name="fr2" draw:name="Objeto25" text:anchor-type="as-char" svg:y="-2.505cm" svg:width="4.142cm" svg:height="4.86cm" draw:z-index="27"><draw:object xlink:href="./Object 28" xlink:type="simple" xlink:show="embed" xlink:actuate="onLoad"/><draw:image xlink:href="./ObjectReplacements/Object 28" xlink:type="simple" xlink:show="embed" xlink:actuate="onLoad"/></draw:frame><draw:frame draw:style-name="fr2" draw:name="Objeto26" text:anchor-type="as-char" svg:y="-3.283cm" svg:width="5.941cm" svg:height="6.415cm" draw:z-index="28"><draw:object xlink:href="./Object 29" xlink:type="simple" xlink:show="embed" xlink:actuate="onLoad"/><draw:image xlink:href="./ObjectReplacements/Object 29" xlink:type="simple" xlink:show="embed" xlink:actuate="onLoad"/></draw:frame><draw:frame draw:style-name="fr2" draw:name="Objeto27" text:anchor-type="as-char" svg:y="-1.776cm" svg:width="6.175cm" svg:height="3.403cm" draw:z-index="29"><draw:object xlink:href="./Object 30" xlink:type="simple" xlink:show="embed" xlink:actuate="onLoad"/><draw:image xlink:href="./ObjectReplacements/Object 30" xlink:type="simple" xlink:show="embed" xlink:actuate="onLoad"/></draw:frame></text:p>
      <text:p text:style-name="P48"/>
      <text:p text:style-name="P50">13) Para cierto tipo de régimen de transferencia de calor, la evaluación del número de Nusselt (Nu) se basa en el valor del número de Reynolds (Re) y del número Prandtl (Pr) a partir de la ecuación:</text:p>
      <text:p text:style-name="P50"/>
      <text:p text:style-name="P50"><draw:frame draw:style-name="fr2" draw:name="Objeto28" text:anchor-type="as-char" svg:y="-0.981cm" svg:width="8.082cm" svg:height="1.976cm" draw:z-index="30"><draw:object xlink:href="./Object 31" xlink:type="simple" xlink:show="embed" xlink:actuate="onLoad"/><draw:image xlink:href="./ObjectReplacements/Object 31" xlink:type="simple" xlink:show="embed" xlink:actuate="onLoad"/></draw:frame></text:p>
      <text:p text:style-name="P50"/>
      <text:p text:style-name="P51">Emplee el Método de La Secante para calcular el número de Reynolds en el intervalo [29000, 29100], considere que el número de Prandtl vale 0.7 y el número de Nusselt vale 60, con una precisión de 10<text:span text:style-name="T2">-12</text:span>. MUESTRE EN FORMA DE TABLA : #ITERACIONES, Po, P1, VALOR APROXIMADO, ERROR. UTILICE QUINCE DECIMALES.</text:p>
      <text:p text:style-name="P31"/>
      <text:p text:style-name="P31"/>
      <text:p text:style-name="P31"><text:soft-page-break/><draw:frame draw:style-name="fr2" draw:name="Objeto29" text:anchor-type="as-char" svg:y="-3.069cm" svg:width="9.636cm" svg:height="5.965cm" draw:z-index="31"><draw:object xlink:href="./Object 32" xlink:type="simple" xlink:show="embed" xlink:actuate="onLoad"/><draw:image xlink:href="./ObjectReplacements/Object 32" xlink:type="simple" xlink:show="embed" xlink:actuate="onLoad"/></draw:frame></text:p>
      <text:p text:style-name="P31"/>
      <text:p text:style-name="P53">14) Se desea conocer el volumen específico del Dióxido de carbono a una presión P de 2075 kPa y una temperatura T de 118.85°C, empleando la ecuación de estado de Redlich-Kwong:</text:p>
      <text:p text:style-name="P31"/>
      <text:p text:style-name="P13"><draw:frame draw:style-name="fr2" draw:name="Objeto30" text:anchor-type="as-char" svg:y="-0.619cm" svg:width="5.449cm" svg:height="1.074cm" draw:z-index="32"><draw:object xlink:href="./Object 33" xlink:type="simple" xlink:show="embed" xlink:actuate="onLoad"/><draw:image xlink:href="./ObjectReplacements/Object 33" xlink:type="simple" xlink:show="embed" xlink:actuate="onLoad"/></draw:frame><text:span text:style-name="T54">donde </text:span><text:span text:style-name="T54"><draw:frame draw:style-name="fr2" draw:name="Objeto31" text:anchor-type="as-char" svg:y="-0.683cm" svg:width="6.031cm" svg:height="1.124cm" draw:z-index="33"><draw:object xlink:href="./Object 34" xlink:type="simple" xlink:show="embed" xlink:actuate="onLoad"/><draw:image xlink:href="./ObjectReplacements/Object 34" xlink:type="simple" xlink:show="embed" xlink:actuate="onLoad"/></draw:frame></text:span></text:p>
      <text:p text:style-name="P13"/>
      <text:p text:style-name="P56">De tablas termodinámicas, se obtienen los siguientes datos:</text:p>
      <text:p text:style-name="P56"/>
      <text:p text:style-name="P56">P<text:span text:style-name="T32">c</text:span> = 7390 kPa, T<text:span text:style-name="T32">c</text:span> = 304.2 ºK, R = 0.2968 kJ/kg ºK</text:p>
      <text:p text:style-name="P56"/>
      <text:p text:style-name="P56">Emplee el método de Steffensen, con una exactitud de 10<text:span text:style-name="T2">-12</text:span>, para calcular el valor de V, considerando como valor inicial V<text:span text:style-name="T32">0</text:span> = RT/P. MUESTRE EN FORMA DE TABLA: #ITERACIONES, V0, V1, V2, VALOR APROXIMADO, ERROR. EMPLEE NUEVE DECIMALES.</text:p>
      <text:p text:style-name="P13"/>
      <text:p text:style-name="P13"><draw:frame draw:style-name="fr2" draw:name="Objeto32" text:anchor-type="as-char" svg:y="-2.228cm" svg:width="5.449cm" svg:height="4.322cm" draw:z-index="34"><draw:object xlink:href="./Object 35" xlink:type="simple" xlink:show="embed" xlink:actuate="onLoad"/><draw:image xlink:href="./ObjectReplacements/Object 35" xlink:type="simple" xlink:show="embed" xlink:actuate="onLoad"/></draw:frame><draw:frame draw:style-name="fr2" draw:name="Objeto33" text:anchor-type="as-char" svg:y="-1.681cm" svg:width="5.341cm" svg:height="3.228cm" draw:z-index="35"><draw:object xlink:href="./Object 36" xlink:type="simple" xlink:show="embed" xlink:actuate="onLoad"/><draw:image xlink:href="./ObjectReplacements/Object 36" xlink:type="simple" xlink:show="embed" xlink:actuate="onLoad"/></draw:frame></text:p>
      <text:p text:style-name="P13"/>
      <text:p text:style-name="P57">15) La distancia D(t) recorrida por un automóvil se establece mediante la siguiente ecuación: D(t) = –70 + 7t + 70e<text:span text:style-name="T2">-t/10</text:span>. Aproxime el valor de “t” para el cual D(t) = 21.98134192, si t [9,9.5]. Emplee el método de bisección con una exactitud de 10<text:span text:style-name="T2">-12</text:span> y además emplee el comando fzero. EMPLEE QUINCE DECIMALES.</text:p>
      <text:p text:style-name="P13"/>
      <text:p text:style-name="P13"><draw:frame draw:style-name="fr2" draw:name="Objeto35" text:anchor-type="as-char" svg:y="-1.332cm" svg:width="5.161cm" svg:height="2.529cm" draw:z-index="37"><draw:object xlink:href="./Object 38" xlink:type="simple" xlink:show="embed" xlink:actuate="onLoad"/><draw:image xlink:href="./ObjectReplacements/Object 38" xlink:type="simple" xlink:show="embed" xlink:actuate="onLoad"/></draw:frame><draw:frame draw:style-name="fr2" draw:name="Objeto36" text:anchor-type="as-char" svg:y="-0.907cm" svg:width="5.235cm" svg:height="1.679cm" draw:z-index="38"><draw:object xlink:href="./Object 39" xlink:type="simple" xlink:show="embed" xlink:actuate="onLoad"/><draw:image xlink:href="./ObjectReplacements/Object 39" xlink:type="simple" xlink:show="embed" xlink:actuate="onLoad"/></draw:frame></text:p>
      <text:p text:style-name="P13"/>
      <text:p text:style-name="P58"><text:soft-page-break/>16) Se suministran 2890 KJ/Kmol de calor a presión constante a cierta cantidad de vapor de agua inicialmente a 263.93°F. Calcule la temperatura final del sistema empleando el método de la Secante, con precisión de 10<text:span text:style-name="T2">-12</text:span>, si se sabe que:</text:p>
      <text:p text:style-name="P58"/>
      <text:p text:style-name="P54"><text:span text:style-name="T31"><draw:frame draw:style-name="fr2" draw:name="Objeto37" text:anchor-type="as-char" svg:y="-0.78cm" svg:width="2.245cm" svg:height="1.272cm" draw:z-index="39"><draw:object xlink:href="./Object 40" xlink:type="simple" xlink:show="embed" xlink:actuate="onLoad"/><draw:image xlink:href="./ObjectReplacements/Object 40" xlink:type="simple" xlink:show="embed" xlink:actuate="onLoad"/></draw:frame></text:span><text:span text:style-name="T31">donde: </text:span><text:span text:style-name="T31"><draw:frame draw:style-name="fr2" draw:name="Objeto38" text:anchor-type="as-char" svg:y="-0.437cm" svg:width="9.8cm" svg:height="0.527cm" draw:z-index="40"><draw:object xlink:href="./Object 41" xlink:type="simple" xlink:show="embed" xlink:actuate="onLoad"/><draw:image xlink:href="./ObjectReplacements/Object 41" xlink:type="simple" xlink:show="embed" xlink:actuate="onLoad"/></draw:frame></text:span><text:span text:style-name="T55">(KJ/Kmol°K)</text:span></text:p>
      <text:p text:style-name="P58"/>
      <text:p text:style-name="P58">EMPLEE QUINCE DECIMALES.</text:p>
      <text:p text:style-name="P58"/>
      <text:p text:style-name="P58"><draw:frame draw:style-name="fr2" draw:name="Objeto39" text:anchor-type="as-char" svg:y="-4.882cm" svg:width="17.249cm" svg:height="9.613cm" draw:z-index="41"><draw:object xlink:href="./Object 42" xlink:type="simple" xlink:show="embed" xlink:actuate="onLoad"/><draw:image xlink:href="./ObjectReplacements/Object 4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2" svg:font-family="'Liberation Serif'" style:font-family-generic="roman"/>
    <style:font-face style:name="Liberation Mono" svg:font-family="'Liberation Mono'"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s" fo:country="SV"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08:40:17.280000000</meta:creation-date>
    <dc:date>2016-02-06T11:54:11.766000000</dc:date>
    <meta:editing-duration>PT14H43M18S</meta:editing-duration>
    <meta:editing-cycles>58</meta:editing-cycles>
    <meta:generator>LibreOffice/5.0.4.2$Windows_X86_64 LibreOffice_project/2b9802c1994aa0b7dc6079e128979269cf95bc78</meta:generator>
    <meta:document-statistic meta:table-count="1" meta:image-count="0" meta:object-count="42" meta:page-count="9" meta:paragraph-count="96" meta:word-count="1698" meta:character-count="9830" meta:non-whitespace-character-count="8202"/>
  </office:meta>
</office:document-meta>
</file>

<file path=Object 1/content.xml><?xml version="1.0" encoding="utf-8"?>
<math xmlns="http://www.w3.org/1998/Math/MathML" display="block">
  <semantics>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annotation encoding="StarMath 5.0">h(x) = Log_9 (17 – 3x) + x^2</annotation>
  </semantics>
</math>
</file>

<file path=Object 10/content.xml><?xml version="1.0" encoding="utf-8"?>
<math xmlns="http://www.w3.org/1998/Math/MathML" display="block">
  <semantics>
    <mrow>
      <mrow>
        <mi>a</mi>
        <mo stretchy="false">=</mo>
        <mfrac>
          <mrow>
            <mn>27</mn>
            <msup>
              <mrow>
                <mo fence="true" stretchy="false">(</mo>
                <mrow>
                  <msub>
                    <mi mathvariant="italic">RT</mi>
                    <mi>c</mi>
                  </msub>
                </mrow>
                <mo fence="true" stretchy="false">)</mo>
              </mrow>
              <mn>2</mn>
            </msup>
          </mrow>
          <mrow>
            <mn>64</mn>
            <msub>
              <mi>P</mi>
              <mi>c</mi>
            </msub>
          </mrow>
        </mfrac>
      </mrow>
      <mspace width="6em"/>
      <mrow>
        <mi>b</mi>
        <mo stretchy="false">=</mo>
        <mfrac>
          <msub>
            <mi mathvariant="italic">RT</mi>
            <mi>c</mi>
          </msub>
          <mrow>
            <mn>8</mn>
            <msub>
              <mi>P</mi>
              <mi>c</mi>
            </msub>
          </mrow>
        </mfrac>
      </mrow>
    </mrow>
    <annotation encoding="StarMath 5.0">a = { 27( RT_c )^2 } over { 64P_c } ~ ~ ~ b = { RT_c } over { 8P_c }</annotation>
  </semantics>
</math>
</file>

<file path=Object 11/content.xml><?xml version="1.0" encoding="utf-8"?>
<math xmlns="http://www.w3.org/1998/Math/MathML" display="block">
  <semantics>
    <mtable>
      <mtr>
        <mtd>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mtd>
      </mtr>
      <mtr>
        <mtd>
          <mrow>
            <mrow>
              <mi>V</mi>
              <mo stretchy="false">−</mo>
              <mi>b</mi>
            </mrow>
            <mo stretchy="false">=</mo>
            <mfrac>
              <mi mathvariant="italic">RT</mi>
              <mrow>
                <mo fence="true" stretchy="false">(</mo>
                <mrow>
                  <mrow>
                    <mi>P</mi>
                    <mo stretchy="false">+</mo>
                    <mfrac>
                      <mi>a</mi>
                      <msup>
                        <mi>v</mi>
                        <mn>2</mn>
                      </msup>
                    </mfrac>
                  </mrow>
                </mrow>
                <mo fence="true" stretchy="false">)</mo>
              </mrow>
            </mfrac>
          </mrow>
        </mtd>
      </mtr>
      <mtr>
        <mtd>
          <mrow>
            <mi>V</mi>
            <mo stretchy="false">=</mo>
            <mrow>
              <mfrac>
                <mi mathvariant="italic">RT</mi>
                <mrow>
                  <mo fence="true" stretchy="false">(</mo>
                  <mrow>
                    <mrow>
                      <mi>P</mi>
                      <mo stretchy="false">+</mo>
                      <mfrac>
                        <mi>a</mi>
                        <msup>
                          <mi>v</mi>
                          <mn>2</mn>
                        </msup>
                      </mfrac>
                    </mrow>
                  </mrow>
                  <mo fence="true" stretchy="false">)</mo>
                </mrow>
              </mfrac>
              <mo stretchy="false">+</mo>
              <mi>b</mi>
            </mrow>
          </mrow>
        </mtd>
      </mtr>
    </mtable>
    <annotation encoding="StarMath 5.0">( P + a over v^2 )( V - b ) = RT
newline
V - b = { RT } over ( P + a over v^2 )
newline
V = { RT } over ( P + a over v^2 ) + b</annotation>
  </semantics>
</math>
</file>

<file path=Object 12/content.xml><?xml version="1.0" encoding="utf-8"?>
<math xmlns="http://www.w3.org/1998/Math/MathML" display="block">
  <semantics>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annotation encoding="StarMath 5.0">%pi Dh( T - T_s ) + %pi D %varepsilon %sigma ( T^4 - T^4_s ) - I^2 R = 0</annotation>
  </semantics>
</math>
</file>

<file path=Object 13/content.xml><?xml version="1.0" encoding="utf-8"?>
<math xmlns="http://www.w3.org/1998/Math/MathML" display="block">
  <semantics>
    <mtable>
      <mtr>
        <mtd>
          <mrow>
            <mi mathvariant="italic">Ecuación</mi>
            <mspace width="1em"/>
            <mi mathvariant="italic">original</mi>
            <mi mathvariant="normal">:</mi>
          </mrow>
        </mtd>
      </mtr>
      <mtr>
        <mtd>
          <mrow>
            <mi mathvariant="normal">π</mi>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row>
              <mi>R</mi>
              <mo stretchy="false">=</mo>
              <mn>0</mn>
            </mrow>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style mathvariant="bol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style>
        </mtd>
      </mtr>
    </mtable>
    <annotation encoding="StarMath 5.0">Ecuación` `original:
newline
%pi Dh( T - T_s ) + %pi D %varepsilon %sigma ( T^4 - T^4_s ) - I^2 R = 0
newline
f( T ) = %pi Dh( T - T_s ) + %pi D %varepsilon %sigma ( T^4 - T^4_s ) - I^2 R
newline
bold { f( T ) = K_1( T - T_s ) + K_2 ( T^4 - T^4_s ) - K_3 }</annotation>
  </semantics>
</math>
</file>

<file path=Object 14/content.xml><?xml version="1.0" encoding="utf-8"?>
<math xmlns="http://www.w3.org/1998/Math/MathML" display="block">
  <semantics>
    <mtable>
      <mtr>
        <mtd>
          <mrow>
            <mn>1</mn>
            <mi>a</mi>
            <mspace width="0.5em"/>
            <mi mathvariant="italic">derivada</mi>
            <mspace width="0.5em"/>
            <mi mathvariant="italic">de</mi>
            <mspace width="0.5em"/>
            <mi mathvariant="italic">la</mi>
            <mspace width="0.5em"/>
            <mi mathvariant="italic">Ecuación</mi>
            <mi mathvariant="normal">:</mi>
          </mrow>
        </mtd>
      </mtr>
      <mtr>
        <mtd>
          <mrow>
            <mi>f</mi>
            <mrow>
              <mrow>
                <mo fence="true" stretchy="false">(</mo>
                <mrow>
                  <mi>T</mi>
                </mrow>
                <mo fence="true" stretchy="false">)</mo>
              </mrow>
              <mo stretchy="false">=</mo>
              <mi mathvariant="normal">π</mi>
            </mrow>
            <mi mathvariant="italic">Dh</mi>
            <mrow>
              <mrow>
                <mo fence="true" stretchy="false">(</mo>
                <mrow>
                  <mrow>
                    <mi>T</mi>
                    <mo stretchy="false">−</mo>
                    <msub>
                      <mi>T</mi>
                      <mi>s</mi>
                    </msub>
                  </mrow>
                </mrow>
                <mo fence="true" stretchy="false">)</mo>
              </mrow>
              <mo stretchy="false">+</mo>
              <mi mathvariant="normal">π</mi>
            </mrow>
            <mi>D</mi>
            <mi mathvariant="normal">ε</mi>
            <mi mathvariant="normal">σ</mi>
            <mrow>
              <mrow>
                <mo fence="true" stretchy="false">(</mo>
                <mrow>
                  <mrow>
                    <msup>
                      <mi>T</mi>
                      <mn>4</mn>
                    </msup>
                    <mo stretchy="false">−</mo>
                    <msubsup>
                      <mi>T</mi>
                      <mi>s</mi>
                      <mn>4</mn>
                    </msubsup>
                  </mrow>
                </mrow>
                <mo fence="true" stretchy="false">)</mo>
              </mrow>
              <mo stretchy="false">−</mo>
              <msup>
                <mi>I</mi>
                <mn>2</mn>
              </msup>
            </mrow>
            <mi>R</mi>
          </mrow>
        </mtd>
      </mtr>
      <mtr>
        <mtd>
          <mrow>
            <mi>f</mi>
            <mrow>
              <mrow>
                <mo fence="true" stretchy="false">(</mo>
                <mrow>
                  <mi>T</mi>
                </mrow>
                <mo fence="true" stretchy="false">)</mo>
              </mrow>
              <mo stretchy="false">=</mo>
              <msub>
                <mi>K</mi>
                <mn>1</mn>
              </msub>
            </mrow>
            <mrow>
              <mrow>
                <mo fence="true" stretchy="false">(</mo>
                <mrow>
                  <mrow>
                    <mi>T</mi>
                    <mo stretchy="false">−</mo>
                    <msub>
                      <mi>T</mi>
                      <mi>s</mi>
                    </msub>
                  </mrow>
                </mrow>
                <mo fence="true" stretchy="false">)</mo>
              </mrow>
              <mo stretchy="false">+</mo>
              <msub>
                <mi>K</mi>
                <mn>2</mn>
              </msub>
            </mrow>
            <mrow>
              <mrow>
                <mo fence="true" stretchy="false">(</mo>
                <mrow>
                  <mrow>
                    <msup>
                      <mi>T</mi>
                      <mn>4</mn>
                    </msup>
                    <mo stretchy="false">−</mo>
                    <msubsup>
                      <mi>T</mi>
                      <mi>s</mi>
                      <mn>4</mn>
                    </msubsup>
                  </mrow>
                </mrow>
                <mo fence="true" stretchy="false">)</mo>
              </mrow>
              <mo stretchy="false">−</mo>
              <msub>
                <mi>K</mi>
                <mn>3</mn>
              </msub>
            </mrow>
          </mrow>
        </mtd>
      </mtr>
      <mtr>
        <mtd>
          <mrow>
            <mi>f</mi>
            <mi>'</mi>
            <mrow>
              <mrow>
                <mo fence="true" stretchy="false">(</mo>
                <mrow>
                  <mi>T</mi>
                </mrow>
                <mo fence="true" stretchy="false">)</mo>
              </mrow>
              <mo stretchy="false">=</mo>
              <mrow>
                <mrow>
                  <mo fence="true" stretchy="false">[</mo>
                  <mrow>
                    <mrow>
                      <msub>
                        <mi>K</mi>
                        <mn>1</mn>
                      </msub>
                      <mrow>
                        <mrow>
                          <mo fence="true" stretchy="false">(</mo>
                          <mrow>
                            <mn>1</mn>
                          </mrow>
                          <mo fence="true" stretchy="false">)</mo>
                        </mrow>
                        <mo stretchy="false">+</mo>
                        <mrow>
                          <mo fence="true" stretchy="false">(</mo>
                          <mrow>
                            <mrow>
                              <mi>T</mi>
                              <mo stretchy="false">−</mo>
                              <msub>
                                <mi>T</mi>
                                <mi>s</mi>
                              </msub>
                            </mrow>
                          </mrow>
                          <mo fence="true" stretchy="false">)</mo>
                        </mrow>
                      </mrow>
                      <mrow>
                        <mo fence="true" stretchy="false">(</mo>
                        <mrow>
                          <mn>0</mn>
                        </mrow>
                        <mo fence="true" stretchy="false">)</mo>
                      </mrow>
                    </mrow>
                  </mrow>
                  <mo fence="true" stretchy="false">]</mo>
                </mrow>
                <mo stretchy="false">+</mo>
                <mrow>
                  <mo fence="true" stretchy="false">[</mo>
                  <mrow>
                    <mrow>
                      <msub>
                        <mi>K</mi>
                        <mn>2</mn>
                      </msub>
                      <mrow>
                        <mrow>
                          <mo fence="true" stretchy="false">(</mo>
                          <mrow>
                            <mrow>
                              <mn>4</mn>
                              <msup>
                                <mi>T</mi>
                                <mn>3</mn>
                              </msup>
                            </mrow>
                          </mrow>
                          <mo fence="true" stretchy="false">)</mo>
                        </mrow>
                        <mo stretchy="false">+</mo>
                        <mrow>
                          <mo fence="true" stretchy="false">(</mo>
                          <mrow>
                            <mrow>
                              <msup>
                                <mi>T</mi>
                                <mn>4</mn>
                              </msup>
                              <mo stretchy="false">−</mo>
                              <msubsup>
                                <mi>T</mi>
                                <mi>s</mi>
                                <mn>4</mn>
                              </msubsup>
                            </mrow>
                          </mrow>
                          <mo fence="true" stretchy="false">)</mo>
                        </mrow>
                      </mrow>
                      <mrow>
                        <mo fence="true" stretchy="false">(</mo>
                        <mrow>
                          <mn>0</mn>
                        </mrow>
                        <mo fence="true" stretchy="false">)</mo>
                      </mrow>
                    </mrow>
                  </mrow>
                  <mo fence="true" stretchy="false">]</mo>
                </mrow>
              </mrow>
            </mrow>
          </mrow>
        </mtd>
      </mtr>
      <mtr>
        <mtd>
          <mstyle mathvariant="bold">
            <mrow>
              <mi>f</mi>
              <mi>'</mi>
              <mrow>
                <mrow>
                  <mo fence="true" stretchy="false">(</mo>
                  <mrow>
                    <mi>T</mi>
                  </mrow>
                  <mo fence="true" stretchy="false">)</mo>
                </mrow>
                <mo stretchy="false">=</mo>
                <mrow>
                  <msub>
                    <mi>K</mi>
                    <mn>1</mn>
                  </msub>
                  <mo stretchy="false">+</mo>
                  <msub>
                    <mi>K</mi>
                    <mn>2</mn>
                  </msub>
                </mrow>
              </mrow>
              <mrow>
                <mo fence="true" stretchy="false">(</mo>
                <mrow>
                  <mrow>
                    <mn>4</mn>
                    <msup>
                      <mi>T</mi>
                      <mn>3</mn>
                    </msup>
                  </mrow>
                </mrow>
                <mo fence="true" stretchy="false">)</mo>
              </mrow>
            </mrow>
          </mstyle>
        </mtd>
      </mtr>
    </mtable>
    <annotation encoding="StarMath 5.0">1a`derivada`de`la`Ecuación:
newline
f( T ) = %pi Dh( T - T_s ) + %pi D %varepsilon %sigma ( T^4 - T^4_s ) - I^2 R
newline
f( T ) = K_1( T - T_s ) + K_2 ( T^4 - T^4_s ) - K_3
newline
f'( T ) = [ K_1( 1 ) + ( T - T_s )( 0 ) ]+[ K_2( 4T^3 ) + ( T^4 - T^4_s )(0)]
newline
bold { f'( T ) = K_1 + K_2( 4T^3 ) }</annotation>
  </semantics>
</math>
</file>

<file path=Object 15/content.xml><?xml version="1.0" encoding="utf-8"?>
<math xmlns="http://www.w3.org/1998/Math/MathML" display="block">
  <semantics>
    <mtable>
      <mtr>
        <mtd>
          <mrow>
            <mi mathvariant="italic">Considerando</mi>
            <mi mathvariant="normal">:</mi>
          </mrow>
        </mtd>
      </mtr>
      <mtr>
        <mtd>
          <mrow>
            <mrow>
              <msub>
                <mi>K</mi>
                <mn>1</mn>
              </msub>
              <mo stretchy="false">=</mo>
              <mi mathvariant="normal">π</mi>
            </mrow>
            <mi mathvariant="italic">Dh</mi>
          </mrow>
        </mtd>
      </mtr>
      <mtr>
        <mtd>
          <mrow>
            <mrow>
              <msub>
                <mi>K</mi>
                <mn>2</mn>
              </msub>
              <mo stretchy="false">=</mo>
              <mi mathvariant="normal">π</mi>
            </mrow>
            <mi>D</mi>
            <mi mathvariant="normal">ε</mi>
            <mi mathvariant="normal">σ</mi>
          </mrow>
        </mtd>
      </mtr>
      <mtr>
        <mtd>
          <mrow>
            <mrow>
              <msub>
                <mi>K</mi>
                <mn>3</mn>
              </msub>
              <mo stretchy="false">=</mo>
              <msup>
                <mi>I</mi>
                <mn>2</mn>
              </msup>
            </mrow>
            <mi>R</mi>
          </mrow>
        </mtd>
      </mtr>
      <mtr>
        <mtd>
          <mrow>
            <msub>
              <mi>K</mi>
              <mn>1,</mn>
            </msub>
            <mspace width="1em"/>
            <msub>
              <mi>K</mi>
              <mn>2,</mn>
            </msub>
            <mspace width="1em"/>
            <msub>
              <mi>K</mi>
              <mn>3</mn>
            </msub>
            <mspace width="0.5em"/>
            <mi>y</mi>
            <mspace width="0.5em"/>
            <msub>
              <mi>T</mi>
              <mi>s</mi>
            </msub>
            <mspace width="0.5em"/>
            <mi mathvariant="italic">como</mi>
            <mspace width="0.5em"/>
            <mi mathvariant="italic">constantes</mi>
          </mrow>
        </mtd>
      </mtr>
    </mtable>
    <annotation encoding="StarMath 5.0">Considerando:
newline
K_1 = %pi Dh
newline
K_2 = %pi D %varepsilon %sigma
newline
K_3 = I^2 R
newline
K_1,``K_2,``K_3`y`T_s`como`constantes</annotation>
  </semantics>
</math>
</file>

<file path=Object 16/content.xml><?xml version="1.0" encoding="utf-8"?>
<math xmlns="http://www.w3.org/1998/Math/MathML" display="block">
  <semantics>
    <mtable>
      <mtr>
        <mtd>
          <mrow>
            <mi>C</mi>
            <mrow>
              <mrow>
                <mo fence="true" stretchy="false">(</mo>
                <mrow>
                  <mi>t</mi>
                </mrow>
                <mo fence="true" stretchy="false">)</mo>
              </mrow>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i>C</mi>
            <mrow>
              <mrow>
                <mo fence="true" stretchy="false">(</mo>
                <mrow>
                  <mi>t</mi>
                </mrow>
                <mo fence="true" stretchy="false">)</mo>
              </mrow>
              <mo stretchy="false">=</mo>
              <mn>0.7365</mn>
            </mrow>
          </mrow>
        </mtd>
      </mtr>
      <mtr>
        <mtd>
          <mrow>
            <mrow>
              <mn>0.7365</mn>
              <mo stretchy="false">=</mo>
              <mrow>
                <mn>0.78</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78</mn>
                <mo stretchy="false">−</mo>
                <mn>0.7365</mn>
                <mo stretchy="false">−</mo>
                <mn>0.05</mn>
              </mrow>
            </mrow>
            <mrow>
              <msup>
                <mi mathvariant="italic">te</mi>
                <mrow>
                  <mrow>
                    <mo stretchy="false">−</mo>
                    <mn>0.4</mn>
                  </mrow>
                  <mi>t</mi>
                </mrow>
              </msup>
              <mo stretchy="false">−</mo>
              <mn>0.23</mn>
            </mrow>
            <msup>
              <mi>e</mi>
              <mrow>
                <mrow>
                  <mo stretchy="false">−</mo>
                  <mn>0.4</mn>
                </mrow>
                <mi>t</mi>
              </mrow>
            </msup>
          </mrow>
        </mtd>
      </mtr>
      <mtr>
        <mtd>
          <mrow>
            <mrow>
              <mn>0</mn>
              <mo stretchy="false">=</mo>
              <mrow>
                <mn>0.0435</mn>
                <mo stretchy="false">−</mo>
                <mn>0.05</mn>
              </mrow>
            </mrow>
            <mrow>
              <msup>
                <mi mathvariant="italic">te</mi>
                <mrow>
                  <mrow>
                    <mo stretchy="false">−</mo>
                    <mn>0.4</mn>
                  </mrow>
                  <mi>t</mi>
                </mrow>
              </msup>
              <mo stretchy="false">−</mo>
              <mn>0.23</mn>
            </mrow>
            <msup>
              <mi>e</mi>
              <mrow>
                <mrow>
                  <mo stretchy="false">−</mo>
                  <mn>0.4</mn>
                </mrow>
                <mi>t</mi>
              </mrow>
            </msup>
          </mrow>
        </mtd>
      </mtr>
      <mtr>
        <mtd>
          <mrow>
            <mi>f</mi>
            <mrow>
              <mrow>
                <mo fence="true" stretchy="false">(</mo>
                <mrow>
                  <mi>t</mi>
                </mrow>
                <mo fence="true" stretchy="false">)</mo>
              </mrow>
              <mo stretchy="false">=</mo>
              <mrow>
                <mn>0.0435</mn>
                <mo stretchy="false">−</mo>
                <mn>0.05</mn>
              </mrow>
            </mrow>
            <mrow>
              <msup>
                <mi mathvariant="italic">te</mi>
                <mrow>
                  <mrow>
                    <mo stretchy="false">−</mo>
                    <mn>0.4</mn>
                  </mrow>
                  <mi>t</mi>
                </mrow>
              </msup>
              <mo stretchy="false">−</mo>
              <mn>0.23</mn>
            </mrow>
            <msup>
              <mi>e</mi>
              <mrow>
                <mrow>
                  <mo stretchy="false">−</mo>
                  <mn>0.4</mn>
                </mrow>
                <mi>t</mi>
              </mrow>
            </msup>
          </mrow>
        </mtd>
      </mtr>
    </mtable>
    <annotation encoding="StarMath 5.0">C( t ) = 0.78 - 0.05te^{ -0.4t } - 0.23e^{ -0.4t }
newline
C( t ) = 0.7365
newline
0.7365 = 0.78 - 0.05te^{ -0.4t } - 0.23e^{ -0.4t }
newline
0 = 0.78 - 0.7365  - 0.05te^{ -0.4t } - 0.23e^{ -0.4t }
newline
0 = 0.0435 - 0.05te^{ -0.4t } - 0.23e^{ -0.4t }
newline
f( t ) = 0.0435 - 0.05te^{ -0.4t } - 0.23e^{ -0.4t }</annotation>
  </semantics>
</math>
</file>

<file path=Object 17/content.xml><?xml version="1.0" encoding="utf-8"?>
<math xmlns="http://www.w3.org/1998/Math/MathML" display="block">
  <semantics>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annotation encoding="StarMath 5.0">M_a = %rho_a int from{0} to{h} { %pi(r^2 - (x - r)^2) dx }</annotation>
  </semantics>
</math>
</file>

<file path=Object 18/content.xml><?xml version="1.0" encoding="utf-8"?>
<math xmlns="http://www.w3.org/1998/Math/MathML" display="block">
  <semantics>
    <mtable>
      <mtr>
        <mtd>
          <mrow>
            <mrow>
              <msub>
                <mi>M</mi>
                <mi>a</mi>
              </msub>
              <mo stretchy="false">=</mo>
              <msub>
                <mi mathvariant="normal">ρ</mi>
                <mi>a</mi>
              </msub>
            </mrow>
            <mrow>
              <munderover>
                <mo stretchy="false">∫</mo>
                <mn>0</mn>
                <mi>h</mi>
              </munderover>
              <mrow>
                <mi mathvariant="normal">π</mi>
                <mrow>
                  <mo fence="true" stretchy="false">(</mo>
                  <mrow>
                    <mrow>
                      <msup>
                        <mi>r</mi>
                        <mn>2</mn>
                      </msup>
                      <mo stretchy="false">−</mo>
                      <msup>
                        <mrow>
                          <mo fence="true" stretchy="false">(</mo>
                          <mrow>
                            <mrow>
                              <mi>x</mi>
                              <mo stretchy="false">−</mo>
                              <mi>r</mi>
                            </mrow>
                          </mrow>
                          <mo fence="true" stretchy="false">)</mo>
                        </mrow>
                        <mn>2</mn>
                      </msup>
                    </mrow>
                  </mrow>
                  <mo fence="true" stretchy="false">)</mo>
                </mrow>
                <mi mathvariant="italic">dx</mi>
              </mrow>
            </mrow>
          </mrow>
        </mtd>
      </mtr>
      <mtr>
        <mtd>
          <mrow>
            <mrow>
              <msub>
                <mi>M</mi>
                <mi>a</mi>
              </msub>
              <mo stretchy="false">=</mo>
              <msub>
                <mi mathvariant="normal">ρ</mi>
                <mi>a</mi>
              </msub>
            </mrow>
            <mrow>
              <munderover>
                <mo stretchy="false">∫</mo>
                <mn>0</mn>
                <mi>h</mi>
              </munderover>
              <mrow>
                <mi mathvariant="normal">π</mi>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row>
                        <msup>
                          <mi>r</mi>
                          <mn>2</mn>
                        </msup>
                        <mo stretchy="false">−</mo>
                        <msup>
                          <mi>x</mi>
                          <mn>2</mn>
                        </msup>
                        <mo stretchy="false">+</mo>
                        <mn>2</mn>
                      </mrow>
                      <mrow>
                        <mi mathvariant="italic">xr</mi>
                        <mo stretchy="false">−</mo>
                        <msup>
                          <mi>r</mi>
                          <mn>2</mn>
                        </msup>
                      </mrow>
                    </mrow>
                  </mrow>
                  <mo fence="true" stretchy="false">)</mo>
                </mrow>
                <mi mathvariant="italic">dx</mi>
              </mrow>
            </mrow>
          </mrow>
        </mtd>
      </mtr>
      <mtr>
        <mtd>
          <mrow>
            <mrow>
              <msub>
                <mi>M</mi>
                <mi>a</mi>
              </msub>
              <mo stretchy="false">=</mo>
              <msub>
                <mi mathvariant="normal">ρ</mi>
                <mi>a</mi>
              </msub>
            </mrow>
            <mi mathvariant="normal">π</mi>
            <mrow>
              <munderover>
                <mo stretchy="false">∫</mo>
                <mn>0</mn>
                <mi>h</mi>
              </munderover>
              <mrow>
                <mrow>
                  <mo fence="true" stretchy="false">(</mo>
                  <mrow>
                    <mrow>
                      <mn>2</mn>
                      <mrow>
                        <mi mathvariant="italic">xr</mi>
                        <mo stretchy="false">−</mo>
                        <msup>
                          <mi>x</mi>
                          <mn>2</mn>
                        </msup>
                      </mrow>
                    </mrow>
                  </mrow>
                  <mo fence="true" stretchy="false">)</mo>
                </mrow>
                <mi mathvariant="italic">dx</mi>
              </mrow>
            </mrow>
          </mrow>
        </mtd>
      </mtr>
      <mtr>
        <mtd>
          <mrow>
            <mrow>
              <msub>
                <mi>M</mi>
                <mi>a</mi>
              </msub>
              <mo stretchy="false">=</mo>
              <msub>
                <mi mathvariant="normal">ρ</mi>
                <mi>a</mi>
              </msub>
            </mrow>
            <mi mathvariant="normal">π</mi>
            <mrow>
              <mo fence="true" stretchy="false">(</mo>
              <mrow>
                <mrow>
                  <mrow>
                    <munderover>
                      <mo stretchy="false">∫</mo>
                      <mn>0</mn>
                      <mi>h</mi>
                    </munderover>
                    <mrow>
                      <mn>2</mn>
                      <mi mathvariant="italic">xr</mi>
                      <mi mathvariant="italic">dx</mi>
                    </mrow>
                  </mrow>
                  <mo stretchy="false">−</mo>
                  <mrow>
                    <munderover>
                      <mo stretchy="false">∫</mo>
                      <mn>0</mn>
                      <mi>h</mi>
                    </munderover>
                    <mrow>
                      <msup>
                        <mi>x</mi>
                        <mn>2</mn>
                      </msup>
                      <mi mathvariant="italic">dx</mi>
                    </mrow>
                  </mrow>
                </mrow>
              </mrow>
              <mo fence="true" stretchy="false">)</mo>
            </mrow>
          </mrow>
        </mtd>
      </mtr>
      <mtr>
        <mtd>
          <mrow>
            <mrow>
              <msub>
                <mi>M</mi>
                <mi>a</mi>
              </msub>
              <mo stretchy="false">=</mo>
              <msub>
                <mi mathvariant="normal">ρ</mi>
                <mi>a</mi>
              </msub>
            </mrow>
            <mi mathvariant="normal">π</mi>
            <mrow>
              <mo fence="true" stretchy="false">(</mo>
              <mrow>
                <mrow>
                  <mfrac>
                    <mrow>
                      <mn>2</mn>
                      <msup>
                        <mi>x</mi>
                        <mn>2</mn>
                      </msup>
                      <mi>r</mi>
                    </mrow>
                    <mn>2</mn>
                  </mfrac>
                  <mo stretchy="false">−</mo>
                  <mfrac>
                    <msup>
                      <mi>x</mi>
                      <mn>3</mn>
                    </msup>
                    <mn>3</mn>
                  </mfrac>
                </mrow>
              </mrow>
              <mo fence="true" stretchy="false">)</mo>
            </mrow>
            <mtable>
              <mtr>
                <mtd>
                  <mi>h</mi>
                </mtd>
              </mtr>
              <mtr>
                <mtd>
                  <mn>0</mn>
                </mtd>
              </mtr>
            </mtable>
          </mrow>
        </mtd>
      </mtr>
      <mtr>
        <mtd>
          <mrow>
            <mrow>
              <msub>
                <mi>M</mi>
                <mi>a</mi>
              </msub>
              <mo stretchy="false">=</mo>
              <msub>
                <mi mathvariant="normal">ρ</mi>
                <mi>a</mi>
              </msub>
            </mrow>
            <mi mathvariant="normal">π</mi>
            <mrow>
              <mo fence="true" stretchy="false">(</mo>
              <mrow>
                <mrow>
                  <mfrac>
                    <mrow>
                      <mn>2</mn>
                      <msup>
                        <mi>h</mi>
                        <mn>2</mn>
                      </msup>
                      <mi>r</mi>
                    </mrow>
                    <mn>2</mn>
                  </mfrac>
                  <mo stretchy="false">−</mo>
                  <mfrac>
                    <msup>
                      <mi>h</mi>
                      <mn>3</mn>
                    </msup>
                    <mn>3</mn>
                  </mfrac>
                </mrow>
              </mrow>
              <mo fence="true" stretchy="false">)</mo>
            </mrow>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able>
    <annotation encoding="StarMath 5.0">M_a = %rho_a int from{0} to{h} { %pi(r^2 - (x - r)^2) dx }
newline
M_a = %rho_a int from{0} to{h} { %pi(r^2 - x^2 + 2xr - r^2) dx }
newline
M_a = %rho_a %pi int from{0} to{h} { (r^2 - x^2 + 2xr - r^2) dx }
newline
M_a = %rho_a %pi int from{0} to{h} { ( 2xr - x^2) dx }
newline
M_a = %rho_a %pi ( int from{0} to{h} { 2xr dx } - int from{0} to{h} { x^2 dx } )
newline
M_a = %rho_a %pi ( { { 2x^2 r } over 2 } - { x^3 over 3 } ) binom{h}{0} 
newline
M_a = %rho_a %pi ( { { 2h^2 r } over 2 } - { h^3 over 3 } )
newline
M_a = %rho_a %pi ( { h^2 r }  - { h^3 over 3 } )</annotation>
  </semantics>
</math>
</file>

<file path=Object 19/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able>
    <annotation encoding="StarMath 5.0">V = 4 over 3 %pi r^3
newline
%rho = M over V</annotation>
  </semantics>
</math>
</file>

<file path=Object 2/content.xml><?xml version="1.0" encoding="utf-8"?>
<math xmlns="http://www.w3.org/1998/Math/MathML" display="block">
  <semantics>
    <mrow>
      <mi>x</mi>
      <mo stretchy="false">∈</mo>
      <mrow>
        <mo fence="true" stretchy="false">[</mo>
        <mrow>
          <mn>4,5</mn>
        </mrow>
        <mo fence="true" stretchy="false">]</mo>
      </mrow>
    </mrow>
    <annotation encoding="StarMath 5.0">x in [4,5]</annotation>
  </semantics>
</math>
</file>

<file path=Object 20/content.xml><?xml version="1.0" encoding="utf-8"?>
<math xmlns="http://www.w3.org/1998/Math/MathML" display="block">
  <semantics>
    <mtable>
      <mtr>
        <mtd>
          <mrow>
            <msup>
              <mi>r</mi>
              <mn>2</mn>
            </msup>
            <mo stretchy="false">−</mo>
            <msup>
              <mrow>
                <mo fence="true" stretchy="false">(</mo>
                <mrow>
                  <mrow>
                    <mi>x</mi>
                    <mo stretchy="false">−</mo>
                    <mi>r</mi>
                  </mrow>
                </mrow>
                <mo fence="true" stretchy="false">)</mo>
              </mrow>
              <mn>2</mn>
            </msup>
          </mrow>
        </mtd>
      </mtr>
      <mtr>
        <mtd>
          <mrow>
            <msup>
              <mi>r</mi>
              <mn>2</mn>
            </msup>
            <mo stretchy="false">−</mo>
            <mrow>
              <mo fence="true" stretchy="false">(</mo>
              <mrow>
                <mrow>
                  <mrow>
                    <msup>
                      <mi>x</mi>
                      <mn>2</mn>
                    </msup>
                    <mo stretchy="false">−</mo>
                    <mn>2</mn>
                  </mrow>
                  <mrow>
                    <mi mathvariant="italic">xr</mi>
                    <mo stretchy="false">+</mo>
                    <msup>
                      <mi>r</mi>
                      <mn>2</mn>
                    </msup>
                  </mrow>
                </mrow>
              </mrow>
              <mo fence="true" stretchy="false">)</mo>
            </mrow>
          </mrow>
        </mtd>
      </mtr>
      <mtr>
        <mtd>
          <mrow>
            <mrow>
              <msup>
                <mi>r</mi>
                <mn>2</mn>
              </msup>
              <mo stretchy="false">−</mo>
              <msup>
                <mi>x</mi>
                <mn>2</mn>
              </msup>
              <mo stretchy="false">+</mo>
              <mn>2</mn>
            </mrow>
            <mrow>
              <mi mathvariant="italic">xr</mi>
              <mo stretchy="false">−</mo>
              <msup>
                <mi>r</mi>
                <mn>2</mn>
              </msup>
            </mrow>
          </mrow>
        </mtd>
      </mtr>
    </mtable>
    <annotation encoding="StarMath 5.0">r^2 - (x - r)^2
newline
r^2 - ( x^2 - 2xr + r^2 )
newline
r^2 - x^2 + 2xr - r^2</annotation>
  </semantics>
</math>
</file>

<file path=Object 21/content.xml><?xml version="1.0" encoding="utf-8"?>
<math xmlns="http://www.w3.org/1998/Math/MathML" display="block">
  <semantics>
    <mtable>
      <mtr>
        <mtd>
          <mrow>
            <mrow>
              <mi>V</mi>
              <mo stretchy="false">=</mo>
              <mfrac>
                <mn>4</mn>
                <mn>3</mn>
              </mfrac>
            </mrow>
            <mi mathvariant="normal">π</mi>
            <msup>
              <mi>r</mi>
              <mn>3</mn>
            </msup>
          </mrow>
        </mtd>
      </mtr>
      <mtr>
        <mtd>
          <mrow>
            <mi mathvariant="normal">ρ</mi>
            <mo stretchy="false">=</mo>
            <mfrac>
              <mi>M</mi>
              <mi>V</mi>
            </mfrac>
          </mrow>
        </mtd>
      </mtr>
      <mtr>
        <mtd>
          <mrow>
            <mrow>
              <mi>M</mi>
              <mo stretchy="false">=</mo>
              <mi mathvariant="normal">ρ</mi>
            </mrow>
            <mi>V</mi>
          </mrow>
        </mtd>
      </mtr>
      <mtr>
        <mtd>
          <mrow/>
        </mtd>
      </mtr>
      <mtr>
        <mtd>
          <mrow>
            <mrow>
              <msub>
                <mi>M</mi>
                <mi>a</mi>
              </msub>
              <mo stretchy="false">=</mo>
              <msub>
                <mi mathvariant="normal">ρ</mi>
                <mi>a</mi>
              </msub>
            </mrow>
            <mi mathvariant="normal">π</mi>
            <mrow>
              <mo fence="true" stretchy="false">(</mo>
              <mrow>
                <mrow>
                  <mrow>
                    <msup>
                      <mi>h</mi>
                      <mn>2</mn>
                    </msup>
                    <mi>r</mi>
                  </mrow>
                  <mo stretchy="false">−</mo>
                  <mfrac>
                    <msup>
                      <mi>h</mi>
                      <mn>3</mn>
                    </msup>
                    <mn>3</mn>
                  </mfrac>
                </mrow>
              </mrow>
              <mo fence="true" stretchy="false">)</mo>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M</mi>
                <mi>a</mi>
              </msub>
            </mrow>
          </mrow>
        </mtd>
      </mtr>
      <mtr>
        <mtd>
          <mrow>
            <mrow>
              <mn>0</mn>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style mathvariant="bol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style>
        </mtd>
      </mtr>
    </mtable>
    <annotation encoding="StarMath 5.0">V = 4 over 3 %pi r^3
newline
%rho = M over V
newline
M = %rho V
newline
newline
M_a = %rho_a %pi ( { h^2 r }  - { h^3 over 3 } )
newline
0 = %rho_a %pi ( { h^2 r }  - { h^3 over 3 } ) - M_a
newline
0 = %rho_a %pi ( { h^2 r }  - { h^3 over 3 } ) - %rho_a V
newline
bold { f( h ) = %rho_a %pi ( { h^2 r }  - { h^3 over 3 } ) - %rho_a V }</annotation>
  </semantics>
</math>
</file>

<file path=Object 22/content.xml><?xml version="1.0" encoding="utf-8"?>
<math xmlns="http://www.w3.org/1998/Math/MathML" display="block">
  <semantics>
    <mtable>
      <mtr>
        <mtd>
          <mrow>
            <mi>f</mi>
            <mrow>
              <mrow>
                <mo fence="true" stretchy="false">(</mo>
                <mrow>
                  <mi>h</mi>
                </mrow>
                <mo fence="true" stretchy="false">)</mo>
              </mrow>
              <mo stretchy="false">=</mo>
              <msub>
                <mi mathvariant="normal">ρ</mi>
                <mi>a</mi>
              </msub>
            </mrow>
            <mi mathvariant="normal">π</mi>
            <mrow>
              <mrow>
                <mo fence="true" stretchy="false">(</mo>
                <mrow>
                  <mrow>
                    <mrow>
                      <msup>
                        <mi>h</mi>
                        <mn>2</mn>
                      </msup>
                      <mi>r</mi>
                    </mrow>
                    <mo stretchy="false">−</mo>
                    <mfrac>
                      <msup>
                        <mi>h</mi>
                        <mn>3</mn>
                      </msup>
                      <mn>3</mn>
                    </mfrac>
                  </mrow>
                </mrow>
                <mo fence="true" stretchy="false">)</mo>
              </mrow>
              <mo stretchy="false">−</mo>
              <msub>
                <mi mathvariant="normal">ρ</mi>
                <mi>a</mi>
              </msub>
            </mrow>
            <mi>V</mi>
          </mrow>
        </mtd>
      </mtr>
      <mtr>
        <mtd>
          <mrow>
            <mi>f</mi>
            <mi>'</mi>
            <mrow>
              <mrow>
                <mo fence="true" stretchy="false">(</mo>
                <mrow>
                  <mi>h</mi>
                </mrow>
                <mo fence="true" stretchy="false">)</mo>
              </mrow>
              <mo stretchy="false">=</mo>
              <msub>
                <mi mathvariant="normal">ρ</mi>
                <mi>a</mi>
              </msub>
            </mrow>
            <mi mathvariant="normal">π</mi>
            <mrow>
              <mrow>
                <mo fence="true" stretchy="false">(</mo>
                <mrow>
                  <mrow>
                    <mn>2</mn>
                    <mrow>
                      <mi mathvariant="italic">hr</mi>
                      <mo stretchy="false">−</mo>
                      <msup>
                        <mi>h</mi>
                        <mn>2</mn>
                      </msup>
                    </mrow>
                  </mrow>
                </mrow>
                <mo fence="true" stretchy="false">)</mo>
              </mrow>
              <mo stretchy="false">+</mo>
              <mrow>
                <mo fence="true" stretchy="false">(</mo>
                <mrow>
                  <mrow>
                    <mrow>
                      <msup>
                        <mi>h</mi>
                        <mn>2</mn>
                      </msup>
                      <mi>r</mi>
                    </mrow>
                    <mo stretchy="false">−</mo>
                    <mfrac>
                      <msup>
                        <mi>h</mi>
                        <mn>3</mn>
                      </msup>
                      <mn>3</mn>
                    </mfrac>
                  </mrow>
                </mrow>
                <mo fence="true" stretchy="false">)</mo>
              </mrow>
            </mrow>
            <mrow>
              <mo fence="true" stretchy="false">(</mo>
              <mrow>
                <mn>0</mn>
              </mrow>
              <mo fence="true" stretchy="false">)</mo>
            </mrow>
          </mrow>
        </mtd>
      </mtr>
      <mtr>
        <mtd>
          <mstyle mathvariant="bold">
            <mrow>
              <mi>f</mi>
              <mi>'</mi>
              <mrow>
                <mrow>
                  <mo fence="true" stretchy="false">(</mo>
                  <mrow>
                    <mi>h</mi>
                  </mrow>
                  <mo fence="true" stretchy="false">)</mo>
                </mrow>
                <mo stretchy="false">=</mo>
                <msub>
                  <mi mathvariant="normal">ρ</mi>
                  <mi>a</mi>
                </msub>
              </mrow>
              <mi mathvariant="normal">π</mi>
              <mrow>
                <mo fence="true" stretchy="false">(</mo>
                <mrow>
                  <mrow>
                    <mn>2</mn>
                    <mrow>
                      <mi mathvariant="italic">hr</mi>
                      <mo stretchy="false">−</mo>
                      <msup>
                        <mi>h</mi>
                        <mn>2</mn>
                      </msup>
                    </mrow>
                  </mrow>
                </mrow>
                <mo fence="true" stretchy="false">)</mo>
              </mrow>
            </mrow>
          </mstyle>
        </mtd>
      </mtr>
    </mtable>
    <annotation encoding="StarMath 5.0">f( h ) = %rho_a %pi ( { h^2 r }  - { h^3 over 3 } ) - %rho_a V
newline
f'( h ) = %rho_a %pi ( 2hr  - h^2 ) + ( { h^2 r }  - { h^3 over 3 } )(0)
newline
bold { f'( h ) = %rho_a %pi ( 2hr  - h^2 ) }</annotation>
  </semantics>
</math>
</file>

<file path=Object 23/content.xml><?xml version="1.0" encoding="utf-8"?>
<math xmlns="http://www.w3.org/1998/Math/MathML" display="block">
  <semantics>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annotation encoding="StarMath 5.0">V = mg over c ( 1 - e^{ -ct over m } )</annotation>
  </semantics>
</math>
</file>

<file path=Object 24/content.xml><?xml version="1.0" encoding="utf-8"?>
<math xmlns="http://www.w3.org/1998/Math/MathML" display="block">
  <semantics>
    <mtable>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V</mi>
              <mo stretchy="false">=</mo>
              <mfrac>
                <mi mathvariant="italic">mg</mi>
                <mi>c</mi>
              </mfrac>
            </mrow>
            <mrow>
              <mo fence="true" stretchy="false">(</mo>
              <mrow>
                <mrow>
                  <mn>1</mn>
                  <mo stretchy="false">−</mo>
                  <msup>
                    <mi>e</mi>
                    <mfrac>
                      <mrow>
                        <mo stretchy="false">−</mo>
                        <mi mathvariant="italic">ct</mi>
                      </mrow>
                      <mi>m</mi>
                    </mfrac>
                  </msup>
                </mrow>
              </mrow>
              <mo fence="true" stretchy="false">)</mo>
            </mrow>
          </mrow>
        </mtd>
      </mtr>
      <mtr>
        <mtd>
          <mrow>
            <mrow>
              <mi mathvariant="italic">Vc</mi>
              <mo stretchy="false">=</mo>
              <mi mathvariant="italic">mg</mi>
            </mrow>
            <mrow>
              <mo fence="true" stretchy="false">(</mo>
              <mrow>
                <mrow>
                  <mn>1</mn>
                  <mo stretchy="false">−</mo>
                  <msup>
                    <mi>e</mi>
                    <mfrac>
                      <mrow>
                        <mo stretchy="false">−</mo>
                        <mi mathvariant="italic">ct</mi>
                      </mrow>
                      <mi>m</mi>
                    </mfrac>
                  </msup>
                </mrow>
              </mrow>
              <mo fence="true" stretchy="false">)</mo>
            </mrow>
          </mrow>
        </mtd>
      </mtr>
      <mtr>
        <mtd>
          <mrow>
            <mrow>
              <mfrac>
                <mi mathvariant="italic">Vc</mi>
                <mi>g</mi>
              </mfrac>
              <mo stretchy="false">=</mo>
              <mi>m</mi>
            </mrow>
            <mrow>
              <mo fence="true" stretchy="false">(</mo>
              <mrow>
                <mrow>
                  <mn>1</mn>
                  <mo stretchy="false">−</mo>
                  <msup>
                    <mi>e</mi>
                    <mfrac>
                      <mrow>
                        <mo stretchy="false">−</mo>
                        <mi mathvariant="italic">ct</mi>
                      </mrow>
                      <mi>m</mi>
                    </mfrac>
                  </msup>
                </mrow>
              </mrow>
              <mo fence="true" stretchy="false">)</mo>
            </mrow>
          </mrow>
        </mtd>
      </mtr>
      <mtr>
        <mtd>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mtd>
      </mtr>
    </mtable>
    <annotation encoding="StarMath 5.0">V = mg over c ( 1 - e^{ -ct over m } )
newline
V = mg over c ( 1 - e^{ -ct over m } )
newline
Vc = mg ( 1 - e^{ -ct over m } )
newline
Vc over g = m ( 1 - e^{ -ct over m } )
newline
Vc over { g ( 1 - e^{ -ct over m } ) } = m
</annotation>
  </semantics>
</math>
</file>

<file path=Object 25/content.xml><?xml version="1.0" encoding="utf-8"?>
<math xmlns="http://www.w3.org/1998/Math/MathML" display="block">
  <semantics>
    <mtable>
      <mtr>
        <mtd>
          <mrow>
            <mrow>
              <mi>V</mi>
              <mo stretchy="false">=</mo>
              <mn>194.4</mn>
            </mrow>
            <mrow>
              <mi mathvariant="italic">km</mi>
              <mo stretchy="false">/</mo>
              <mi>h</mi>
            </mrow>
          </mrow>
        </mtd>
      </mtr>
      <mtr>
        <mtd>
          <mrow>
            <mi>V</mi>
            <mrow>
              <mo fence="true" stretchy="false">(</mo>
              <mrow>
                <mrow>
                  <mi mathvariant="italic">km</mi>
                  <mo stretchy="false">/</mo>
                  <mi>h</mi>
                </mrow>
              </mrow>
              <mo fence="true" stretchy="false">)</mo>
            </mrow>
            <mo stretchy="false">→</mo>
            <mi>V</mi>
            <mrow>
              <mo fence="true" stretchy="false">(</mo>
              <mrow>
                <mrow>
                  <mi>m</mi>
                  <mo stretchy="false">/</mo>
                  <mi>s</mi>
                </mrow>
              </mrow>
              <mo fence="true" stretchy="false">)</mo>
            </mrow>
          </mrow>
        </mtd>
      </mtr>
      <mtr>
        <mtd>
          <mrow>
            <mi>V</mi>
            <mo stretchy="false">=</mo>
            <mfrac>
              <mrow>
                <mn>194.4</mn>
                <mo stretchy="false">∗</mo>
                <mn>1000</mn>
              </mrow>
              <mn>3600</mn>
            </mfrac>
          </mrow>
        </mtd>
      </mtr>
      <mtr>
        <mtd>
          <mrow>
            <mrow>
              <mi>V</mi>
              <mo stretchy="false">=</mo>
              <mn>54</mn>
            </mrow>
            <mrow>
              <mi>m</mi>
              <mo stretchy="false">/</mo>
              <mi>s</mi>
            </mrow>
          </mrow>
        </mtd>
      </mtr>
    </mtable>
    <annotation encoding="StarMath 5.0">V = 194.4 km/h
newline
V( km/h ) -&gt; V ( m/s )
newline
V = 194.4 * 1000 over 3600
newline
V = 54 m/s</annotation>
  </semantics>
</math>
</file>

<file path=Object 26/content.xml><?xml version="1.0" encoding="utf-8"?>
<math xmlns="http://www.w3.org/1998/Math/MathML" display="block">
  <semantics>
    <mrow>
      <mfrac>
        <mi mathvariant="italic">Vc</mi>
        <mrow>
          <mi>g</mi>
          <mrow>
            <mo fence="true" stretchy="false">(</mo>
            <mrow>
              <mrow>
                <mn>1</mn>
                <mo stretchy="false">−</mo>
                <msup>
                  <mi>e</mi>
                  <mfrac>
                    <mrow>
                      <mo stretchy="false">−</mo>
                      <mi mathvariant="italic">ct</mi>
                    </mrow>
                    <mi>m</mi>
                  </mfrac>
                </msup>
              </mrow>
            </mrow>
            <mo fence="true" stretchy="false">)</mo>
          </mrow>
        </mrow>
      </mfrac>
      <mo stretchy="false">=</mo>
      <mi>m</mi>
    </mrow>
    <annotation encoding="StarMath 5.0">Vc over { g ( 1 - e^{ -ct over m } ) } = m
newline
</annotation>
  </semantics>
</math>
</file>

<file path=Object 27/content.xml><?xml version="1.0" encoding="utf-8"?>
<math xmlns="http://www.w3.org/1998/Math/MathML" display="block">
  <semantics>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annotation encoding="StarMath 5.0">S( t ) = S_0 - { mg over k }t + { {m^2 g} over k^2 }( 1 - e^{ -kt over m } )</annotation>
  </semantics>
</math>
</file>

<file path=Object 28/content.xml><?xml version="1.0" encoding="utf-8"?>
<math xmlns="http://www.w3.org/1998/Math/MathML" display="block">
  <semantics>
    <mtable>
      <mtr>
        <mtd>
          <mrow>
            <mi mathvariant="italic">Conversiones</mi>
            <mi mathvariant="italic">varias</mi>
          </mrow>
        </mtd>
      </mtr>
      <mtr>
        <mtd>
          <mrow>
            <mi mathvariant="italic">Kg</mi>
            <mo stretchy="false">→</mo>
            <mi mathvariant="italic">lb</mi>
          </mrow>
        </mtd>
      </mtr>
      <mtr>
        <mtd>
          <mrow>
            <mi mathvariant="italic">lb</mi>
            <mo stretchy="false">=</mo>
            <mrow>
              <mi>m</mi>
              <mo stretchy="false">∗</mo>
              <mn>2.204622476</mn>
            </mrow>
          </mrow>
        </mtd>
      </mtr>
      <mtr>
        <mtd>
          <mrow>
            <mi mathvariant="italic">lb</mi>
            <mo stretchy="false">=</mo>
            <mrow>
              <mn>8.55</mn>
              <mo stretchy="false">∗</mo>
              <mn>2.204622476</mn>
            </mrow>
          </mrow>
        </mtd>
      </mtr>
      <mtr>
        <mtd>
          <mrow>
            <mi mathvariant="italic">lb</mi>
            <mo stretchy="false">=</mo>
            <mn>18.849522169</mn>
          </mrow>
        </mtd>
      </mtr>
      <mtr>
        <mtd>
          <mrow/>
        </mtd>
      </mtr>
      <mtr>
        <mtd>
          <mrow>
            <mi mathvariant="italic">Plg</mi>
            <mo stretchy="false">→</mo>
            <mi mathvariant="italic">ft</mi>
          </mrow>
        </mtd>
      </mtr>
      <mtr>
        <mtd>
          <mrow>
            <mi mathvariant="italic">ft</mi>
            <mo stretchy="false">=</mo>
            <mrow>
              <mi mathvariant="italic">plg</mi>
              <mo stretchy="false">∗</mo>
              <mn>0.08333</mn>
            </mrow>
          </mrow>
        </mtd>
      </mtr>
      <mtr>
        <mtd>
          <mrow>
            <mi mathvariant="italic">ft</mi>
            <mo stretchy="false">=</mo>
            <mrow>
              <mn>10,686.6</mn>
              <mo stretchy="false">∗</mo>
              <mn>0.08333</mn>
            </mrow>
          </mrow>
        </mtd>
      </mtr>
      <mtr>
        <mtd>
          <mrow>
            <mi mathvariant="italic">ft</mi>
            <mo stretchy="false">=</mo>
            <mn>890.514378</mn>
          </mrow>
        </mtd>
      </mtr>
    </mtable>
    <annotation encoding="StarMath 5.0">Conversiones varias
newline
Kg -&gt; lb
newline
lb = m*2.204622476
newline
lb = 8.55*2.204622476
newline
lb = 18.849522169
newline
newline
Plg -&gt; ft
newline
ft = plg*0.08333
newline
ft = 10,686.6*0.08333
newline
ft = 890.514378</annotation>
  </semantics>
</math>
</file>

<file path=Object 29/content.xml><?xml version="1.0" encoding="utf-8"?>
<math xmlns="http://www.w3.org/1998/Math/MathML" display="block">
  <semantics>
    <mtable>
      <mtr>
        <mtd>
          <mrow>
            <mi>S</mi>
            <mrow>
              <mrow>
                <mo fence="true" stretchy="false">(</mo>
                <mrow>
                  <mi>t</mi>
                </mrow>
                <mo fence="true" stretchy="false">)</mo>
              </mrow>
              <mo stretchy="false">=</mo>
              <mrow>
                <msub>
                  <mi>S</mi>
                  <mn>0</mn>
                </msub>
                <mo stretchy="false">−</mo>
                <mfrac>
                  <mi mathvariant="italic">mg</mi>
                  <mi>k</mi>
                </mfrac>
              </mrow>
            </mrow>
            <mrow>
              <mi>t</mi>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S</mi>
            <mrow>
              <mrow>
                <mo fence="true" stretchy="false">(</mo>
                <mrow>
                  <mi>t</mi>
                </mrow>
                <mo fence="true" stretchy="false">)</mo>
              </mrow>
              <mo stretchy="false">+</mo>
              <mfrac>
                <mi mathvariant="italic">mg</mi>
                <mi>k</mi>
              </mfrac>
            </mrow>
            <mrow>
              <mi>t</mi>
              <mo stretchy="false">=</mo>
              <mrow>
                <msub>
                  <mi>S</mi>
                  <mn>0</mn>
                </msub>
                <mo stretchy="false">+</mo>
                <mfrac>
                  <mrow>
                    <msup>
                      <mi>m</mi>
                      <mn>2</mn>
                    </msup>
                    <mi>g</mi>
                  </mrow>
                  <msup>
                    <mi>k</mi>
                    <mn>2</mn>
                  </msup>
                </mfrac>
              </mrow>
            </mrow>
            <mrow>
              <mo fence="true" stretchy="false">(</mo>
              <mrow>
                <mrow>
                  <mn>1</mn>
                  <mo stretchy="false">−</mo>
                  <msup>
                    <mi>e</mi>
                    <mfrac>
                      <mrow>
                        <mo stretchy="false">−</mo>
                        <mi mathvariant="italic">kt</mi>
                      </mrow>
                      <mi>m</mi>
                    </mfrac>
                  </msup>
                </mrow>
              </mrow>
              <mo fence="true" stretchy="false">)</mo>
            </mrow>
          </mrow>
        </mtd>
      </mtr>
      <mtr>
        <mtd>
          <mrow>
            <mfrac>
              <mi mathvariant="italic">mg</mi>
              <mi>k</mi>
            </mfrac>
            <mrow>
              <mi>t</mi>
              <mo stretchy="false">=</mo>
              <mrow>
                <msub>
                  <mi>S</mi>
                  <mn>0</mn>
                </msub>
                <mo stretchy="false">−</mo>
                <mi>S</mi>
              </mrow>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td>
      </mtr>
      <mtr>
        <mtd>
          <mrow>
            <mi mathvariant="italic">mg</mi>
            <mrow>
              <mi>t</mi>
              <mo stretchy="false">=</mo>
              <mi>k</mi>
            </mrow>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td>
      </mtr>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able>
    <annotation encoding="StarMath 5.0">S( t ) = S_0 - { mg over k }t + { {m^2 g} over k^2 }( 1 - e^{ -kt over m } )
newline
S( t ) + { mg over k }t = S_0 + { {m^2 g} over k^2 }( 1 - e^{ -kt over m } )
newline
{ mg over k }t = S_0 - S( t ) + { {m^2 g} over k^2 }( 1 - e^{ -kt over m } )
newline
mg t = k( S_0 - S( t ) + { {m^2 g} over k^2 }( 1 - e^{ -kt over m } ) )
newline
t = { k( S_0 - S( t ) + { {m^2 g} over k^2 }( 1 - e^{ -kt over m } ) ) } over mg</annotation>
  </semantics>
</math>
</file>

<file path=Object 3/content.xml><?xml version="1.0" encoding="utf-8"?>
<math xmlns="http://www.w3.org/1998/Math/MathML" display="block">
  <semantics>
    <mtable>
      <mtr>
        <mtd>
          <mrow>
            <mi>h</mi>
            <mrow>
              <mrow>
                <mo fence="true" stretchy="false">(</mo>
                <mrow>
                  <mi>x</mi>
                </mrow>
                <mo fence="true" stretchy="false">)</mo>
              </mrow>
              <mo stretchy="false">=</mo>
              <msub>
                <mi>log</mi>
                <mn>9</mn>
              </msub>
            </mrow>
            <mrow>
              <mrow>
                <mo fence="true" stretchy="false">(</mo>
                <mrow>
                  <mrow>
                    <mn>17</mn>
                    <mi>–</mi>
                    <mn>3</mn>
                    <mi>x</mi>
                  </mrow>
                </mrow>
                <mo fence="true" stretchy="false">)</mo>
              </mrow>
              <mo stretchy="false">+</mo>
              <msup>
                <mi>x</mi>
                <mn>2</mn>
              </msup>
            </mrow>
          </mrow>
        </mtd>
      </mtr>
      <mtr>
        <mtd>
          <mrow>
            <mrow>
              <mn>20.820156997794982</mn>
              <mo stretchy="false">=</mo>
              <msub>
                <mi>log</mi>
                <mn>9</mn>
              </msub>
            </mrow>
            <mrow>
              <mrow>
                <mo fence="true" stretchy="false">(</mo>
                <mrow>
                  <mrow>
                    <mn>17</mn>
                    <mi>–</mi>
                    <mn>3</mn>
                    <mi>x</mi>
                  </mrow>
                </mrow>
                <mo fence="true" stretchy="false">)</mo>
              </mrow>
              <mo stretchy="false">+</mo>
              <msup>
                <mi>x</mi>
                <mn>2</mn>
              </msup>
            </mrow>
          </mrow>
        </mtd>
      </mtr>
      <mtr>
        <mtd>
          <mrow>
            <mn>20.820156997794982</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row>
          </mrow>
        </mtd>
      </mtr>
      <mtr>
        <mtd>
          <mrow>
            <mn>0</mn>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td>
      </mtr>
      <mtr>
        <mtd>
          <mrow>
            <mi>f</mi>
            <mrow>
              <mrow>
                <mo fence="true" stretchy="false">(</mo>
                <mrow>
                  <mi>x</mi>
                </mrow>
                <mo fence="true" stretchy="false">)</mo>
              </mrow>
              <mo stretchy="false">=</mo>
              <mrow>
                <mrow>
                  <mo fence="true" stretchy="false">(</mo>
                  <mrow>
                    <mfrac>
                      <mrow>
                        <mi>log</mi>
                        <mrow>
                          <mo fence="true" stretchy="false">(</mo>
                          <mrow>
                            <mrow>
                              <mn>17</mn>
                              <mi>–</mi>
                              <mn>3</mn>
                              <mi>x</mi>
                            </mrow>
                          </mrow>
                          <mo fence="true" stretchy="false">)</mo>
                        </mrow>
                      </mrow>
                      <mrow>
                        <mi>log</mi>
                        <mn>9</mn>
                      </mrow>
                    </mfrac>
                  </mrow>
                  <mo fence="true" stretchy="false">)</mo>
                </mrow>
                <mo stretchy="false">+</mo>
                <msup>
                  <mi>x</mi>
                  <mn>2</mn>
                </msup>
                <mo stretchy="false">−</mo>
                <mn>20.820156997794982</mn>
              </mrow>
            </mrow>
          </mrow>
        </mtd>
      </mtr>
    </mtable>
    <annotation encoding="StarMath 5.0">h(x) = Log_9 (17 – 3x) + x^2
newline
20.820156997794982 = Log_9 (17 – 3x) + x^2
newline
20.820156997794982 = ({Log (17 – 3x) }over {log 9}) + x^2
newline
0 = ({Log (17 – 3x) }over {log 9}) + x^2 - 20.820156997794982
newline
f(x) = ({Log (17 – 3x) }over {log 9}) + x^2 - 20.820156997794982</annotation>
  </semantics>
</math>
</file>

<file path=Object 30/content.xml><?xml version="1.0" encoding="utf-8"?>
<math xmlns="http://www.w3.org/1998/Math/MathML" display="block">
  <semantics>
    <mtable>
      <mtr>
        <mtd>
          <mrow>
            <mi>t</mi>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td>
      </mtr>
      <mtr>
        <mtd>
          <mstyle mathvariant="bold">
            <mrow>
              <mi>f</mi>
              <mrow>
                <mrow>
                  <mo fence="true" stretchy="false">(</mo>
                  <mrow>
                    <mi>t</mi>
                  </mrow>
                  <mo fence="true" stretchy="false">)</mo>
                </mrow>
                <mo stretchy="false">=</mo>
                <mfrac>
                  <mrow>
                    <mi>k</mi>
                    <mrow>
                      <mo fence="true" stretchy="false">(</mo>
                      <mrow>
                        <mrow>
                          <mrow>
                            <msub>
                              <mi>S</mi>
                              <mn>0</mn>
                            </msub>
                            <mo stretchy="false">−</mo>
                            <mi>S</mi>
                          </mrow>
                          <mrow>
                            <mrow>
                              <mo fence="true" stretchy="false">(</mo>
                              <mrow>
                                <mi>t</mi>
                              </mrow>
                              <mo fence="true" stretchy="false">)</mo>
                            </mrow>
                            <mo stretchy="false">+</mo>
                            <mfrac>
                              <mrow>
                                <msup>
                                  <mi>m</mi>
                                  <mn>2</mn>
                                </msup>
                                <mi>g</mi>
                              </mrow>
                              <msup>
                                <mi>k</mi>
                                <mn>2</mn>
                              </msup>
                            </mfrac>
                          </mrow>
                          <mrow>
                            <mo fence="true" stretchy="false">(</mo>
                            <mrow>
                              <mrow>
                                <mn>1</mn>
                                <mo stretchy="false">−</mo>
                                <msup>
                                  <mi>e</mi>
                                  <mfrac>
                                    <mrow>
                                      <mo stretchy="false">−</mo>
                                      <mi mathvariant="italic">kt</mi>
                                    </mrow>
                                    <mi>m</mi>
                                  </mfrac>
                                </msup>
                              </mrow>
                            </mrow>
                            <mo fence="true" stretchy="false">)</mo>
                          </mrow>
                        </mrow>
                      </mrow>
                      <mo fence="true" stretchy="false">)</mo>
                    </mrow>
                  </mrow>
                  <mi mathvariant="italic">mg</mi>
                </mfrac>
              </mrow>
            </mrow>
          </mstyle>
        </mtd>
      </mtr>
    </mtable>
    <annotation encoding="StarMath 5.0">t = { k( S_0 - S( t ) + { {m^2 g} over k^2 }( 1 - e^{ -kt over m } ) ) } over mg
newline
 bold { f(t) = { k( S_0 - S( t ) + { {m^2 g} over k^2 }( 1 - e^{ -kt over m } ) ) } over mg }</annotation>
  </semantics>
</math>
</file>

<file path=Object 31/content.xml><?xml version="1.0" encoding="utf-8"?>
<math xmlns="http://www.w3.org/1998/Math/MathML" display="block">
  <semantics>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annotation encoding="StarMath 5.0">Nu = 0.3 + ( nroot{5}{( 1 + nroot{8}{(R_e over 282000)^5} )^4} )( { 0.62 sqrt{ R_e } nroot {3}{Pr}  } over { 1 + nroot {4}(0.4 over Pr) } )</annotation>
  </semantics>
</math>
</file>

<file path=Object 32/content.xml><?xml version="1.0" encoding="utf-8"?>
<math xmlns="http://www.w3.org/1998/Math/MathML" display="block">
  <semantics>
    <mtable>
      <mtr>
        <mtd>
          <mrow>
            <mrow>
              <mi mathvariant="italic">Nu</mi>
              <mo stretchy="false">=</mo>
              <mrow>
                <mn>0.3</mn>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row>
            <mrow>
              <mn>0</mn>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td>
      </mtr>
      <mtr>
        <mtd>
          <mstyle mathvariant="bold">
            <mrow>
              <mi>f</mi>
              <mrow>
                <mrow>
                  <mo fence="true" stretchy="false">(</mo>
                  <mrow>
                    <msub>
                      <mi>R</mi>
                      <mi>e</mi>
                    </msub>
                  </mrow>
                  <mo fence="true" stretchy="false">)</mo>
                </mrow>
                <mo stretchy="false">=</mo>
                <mrow>
                  <mn>0.3</mn>
                  <mo stretchy="false">−</mo>
                  <mi mathvariant="italic">Nu</mi>
                  <mo stretchy="false">+</mo>
                  <mrow>
                    <mo fence="true" stretchy="false">(</mo>
                    <mrow>
                      <mroot>
                        <msup>
                          <mrow>
                            <mo fence="true" stretchy="false">(</mo>
                            <mrow>
                              <mrow>
                                <mn>1</mn>
                                <mo stretchy="false">+</mo>
                                <mroot>
                                  <msup>
                                    <mrow>
                                      <mo fence="true" stretchy="false">(</mo>
                                      <mrow>
                                        <mfrac>
                                          <msub>
                                            <mi>R</mi>
                                            <mi>e</mi>
                                          </msub>
                                          <mn>282000</mn>
                                        </mfrac>
                                      </mrow>
                                      <mo fence="true" stretchy="false">)</mo>
                                    </mrow>
                                    <mn>5</mn>
                                  </msup>
                                  <mn>8</mn>
                                </mroot>
                              </mrow>
                            </mrow>
                            <mo fence="true" stretchy="false">)</mo>
                          </mrow>
                          <mn>4</mn>
                        </msup>
                        <mn>5</mn>
                      </mroot>
                    </mrow>
                    <mo fence="true" stretchy="false">)</mo>
                  </mrow>
                </mrow>
              </mrow>
              <mrow>
                <mo fence="true" stretchy="false">(</mo>
                <mrow>
                  <mfrac>
                    <mrow>
                      <mn>0.62</mn>
                      <msqrt>
                        <msub>
                          <mi>R</mi>
                          <mi>e</mi>
                        </msub>
                      </msqrt>
                      <mroot>
                        <mi mathvariant="italic">Pr</mi>
                        <mn>3</mn>
                      </mroot>
                    </mrow>
                    <mrow>
                      <mn>1</mn>
                      <mo stretchy="false">+</mo>
                      <mroot>
                        <mrow>
                          <mo fence="true" stretchy="false">(</mo>
                          <mrow>
                            <mfrac>
                              <mn>0.4</mn>
                              <mi mathvariant="italic">Pr</mi>
                            </mfrac>
                          </mrow>
                          <mo fence="true" stretchy="false">)</mo>
                        </mrow>
                        <mn>4</mn>
                      </mroot>
                    </mrow>
                  </mfrac>
                </mrow>
                <mo fence="true" stretchy="false">)</mo>
              </mrow>
            </mrow>
          </mstyle>
        </mtd>
      </mtr>
    </mtable>
    <annotation encoding="StarMath 5.0">Nu = 0.3 + ( nroot{5}{( 1 + nroot{8}{(R_e over 282000)^5} )^4} )( { 0.62 sqrt{ R_e } nroot {3}{Pr}  } over { 1 + nroot {4}(0.4 over Pr) } )
newline
0 = 0.3 - Nu + ( nroot{5}{( 1 + nroot{8}{(R_e over 282000)^5} )^4} )( { 0.62 sqrt{ R_e } nroot {3}{Pr}  } over { 1 + nroot {4}(0.4 over Pr) } )
newline
bold { f(R_e) = 0.3 - Nu + ( nroot{5}{( 1 + nroot{8}{(R_e over 282000)^5} )^4} )( { 0.62 sqrt{ R_e } nroot {3}{Pr}  } over { 1 + nroot {4}(0.4 over Pr) } ) }</annotation>
  </semantics>
</math>
</file>

<file path=Object 33/content.xml><?xml version="1.0" encoding="utf-8"?>
<math xmlns="http://www.w3.org/1998/Math/MathML" display="block">
  <semantics>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annotation encoding="StarMath 5.0">( P + a over { V(V + b)T^0.5 } )( V - b ) = RT</annotation>
  </semantics>
</math>
</file>

<file path=Object 34/content.xml><?xml version="1.0" encoding="utf-8"?>
<math xmlns="http://www.w3.org/1998/Math/MathML" display="block">
  <semantics>
    <mrow>
      <mrow>
        <mi>a</mi>
        <mo stretchy="false">=</mo>
        <mn>0.4278</mn>
      </mrow>
      <mrow>
        <msup>
          <mi>R</mi>
          <mn>2</mn>
        </msup>
        <msubsup>
          <mi>T</mi>
          <mi>c</mi>
          <mn>2.5</mn>
        </msubsup>
      </mrow>
      <mi>,</mi>
      <mspace width="2em"/>
      <mrow>
        <mi>b</mi>
        <mo stretchy="false">=</mo>
        <mn>0.0867</mn>
      </mrow>
      <mfrac>
        <msub>
          <mi mathvariant="italic">RT</mi>
          <mi>c</mi>
        </msub>
        <msub>
          <mi>P</mi>
          <mi>c</mi>
        </msub>
      </mfrac>
    </mrow>
    <annotation encoding="StarMath 5.0">a = 0.4278 { R^2 T_c ^2.5 },````b = 0.0867 { RT_c } over P_c</annotation>
  </semantics>
</math>
</file>

<file path=Object 35/content.xml><?xml version="1.0" encoding="utf-8"?>
<math xmlns="http://www.w3.org/1998/Math/MathML" display="block">
  <semantics>
    <mtable>
      <mtr>
        <mtd>
          <mrow>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row>
              <mrow>
                <mo fence="true" stretchy="false">(</mo>
                <mrow>
                  <mrow>
                    <mi>V</mi>
                    <mo stretchy="false">−</mo>
                    <mi>b</mi>
                  </mrow>
                </mrow>
                <mo fence="true" stretchy="false">)</mo>
              </mrow>
              <mo stretchy="false">=</mo>
              <mi mathvariant="italic">RT</mi>
            </mrow>
          </mrow>
        </mtd>
      </mtr>
      <mtr>
        <mtd>
          <mrow>
            <mrow>
              <mo fence="true" stretchy="false">(</mo>
              <mrow>
                <mrow>
                  <mi>V</mi>
                  <mo stretchy="false">−</mo>
                  <mi>b</mi>
                </mrow>
              </mrow>
              <mo fence="true" stretchy="false">)</mo>
            </mrow>
            <mo stretchy="false">=</mo>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row>
        </mtd>
      </mtr>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able>
    <annotation encoding="StarMath 5.0">( P + a over { V(V + b)T^0.5 } )( V - b ) = RT
newline
( V - b ) = RT over { ( P + a over { V(V + b)T^0.5 } ) }
newline
V = RT over { ( P + a over { V(V + b)T^0.5 } ) } - b</annotation>
  </semantics>
</math>
</file>

<file path=Object 36/content.xml><?xml version="1.0" encoding="utf-8"?>
<math xmlns="http://www.w3.org/1998/Math/MathML" display="block">
  <semantics>
    <mtable>
      <mtr>
        <mtd>
          <mrow>
            <mi>V</mi>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row>
                              <mi>V</mi>
                              <mrow>
                                <mo fence="true" stretchy="false">(</mo>
                                <mrow>
                                  <mrow>
                                    <mi>V</mi>
                                    <mo stretchy="false">+</mo>
                                    <mi>b</mi>
                                  </mrow>
                                </mrow>
                                <mo fence="true" stretchy="false">)</mo>
                              </mrow>
                              <msup>
                                <mi>T</mi>
                                <mn>0.5</mn>
                              </msup>
                            </mrow>
                          </mfrac>
                        </mrow>
                      </mrow>
                      <mo fence="true" stretchy="false">)</mo>
                    </mrow>
                  </mfrac>
                  <mo stretchy="false">−</mo>
                  <mi>b</mi>
                </mrow>
              </mrow>
            </mrow>
          </mstyle>
        </mtd>
      </mtr>
    </mtable>
    <annotation encoding="StarMath 5.0">V = RT over { ( P + a over { V(V + b)T^0.5 } ) } - b
newline
bold { g(V) = RT over { ( P + a over { V(V + b)T^0.5 } ) } - b }</annotation>
  </semantics>
</math>
</file>

<file path=Object 37/content.xml><?xml version="1.0" encoding="utf-8"?>
<math xmlns="http://www.w3.org/1998/Math/MathML" display="block">
  <semantics>
    <mtable>
      <mtr>
        <mtd>
          <mrow>
            <mi>V</mi>
            <mo stretchy="false">=</mo>
            <mrow>
              <mfrac>
                <mi mathvariant="italic">RT</mi>
                <mrow>
                  <mo fence="true" stretchy="false">(</mo>
                  <mrow>
                    <mrow>
                      <mi>P</mi>
                      <mo stretchy="false">+</mo>
                      <mfrac>
                        <mi>a</mi>
                        <msup>
                          <mi>v</mi>
                          <mn>2</mn>
                        </msup>
                      </mfrac>
                    </mrow>
                  </mrow>
                  <mo fence="true" stretchy="false">)</mo>
                </mrow>
              </mfrac>
              <mo stretchy="false">+</mo>
              <mi>b</mi>
            </mrow>
          </mrow>
        </mtd>
      </mtr>
      <mtr>
        <mtd>
          <mstyle mathvariant="bold">
            <mrow>
              <mi>g</mi>
              <mrow>
                <mrow>
                  <mo fence="true" stretchy="false">(</mo>
                  <mrow>
                    <mi>V</mi>
                  </mrow>
                  <mo fence="true" stretchy="false">)</mo>
                </mrow>
                <mo stretchy="false">=</mo>
                <mrow>
                  <mfrac>
                    <mi mathvariant="italic">RT</mi>
                    <mrow>
                      <mo fence="true" stretchy="false">(</mo>
                      <mrow>
                        <mrow>
                          <mi>P</mi>
                          <mo stretchy="false">+</mo>
                          <mfrac>
                            <mi>a</mi>
                            <msup>
                              <mi>v</mi>
                              <mn>2</mn>
                            </msup>
                          </mfrac>
                        </mrow>
                      </mrow>
                      <mo fence="true" stretchy="false">)</mo>
                    </mrow>
                  </mfrac>
                  <mo stretchy="false">+</mo>
                  <mi>b</mi>
                </mrow>
              </mrow>
            </mrow>
          </mstyle>
        </mtd>
      </mtr>
    </mtable>
    <annotation encoding="StarMath 5.0">V = { RT } over ( P + a over v^2 ) + b
newline
bold { g(V) = { RT } over ( P + a over v^2 ) + b }</annotation>
  </semantics>
</math>
</file>

<file path=Object 38/content.xml><?xml version="1.0" encoding="utf-8"?>
<math xmlns="http://www.w3.org/1998/Math/MathML" display="block">
  <semantics>
    <mtable>
      <mtr>
        <mtd>
          <mrow>
            <mi>D</mi>
            <mrow>
              <mrow>
                <mo fence="true" stretchy="false">(</mo>
                <mrow>
                  <mi>t</mi>
                </mrow>
                <mo fence="true" stretchy="false">)</mo>
              </mrow>
              <mo stretchy="false">=</mo>
              <mrow>
                <mrow>
                  <mo stretchy="false">−</mo>
                  <mn>70</mn>
                </mrow>
                <mo stretchy="false">+</mo>
                <mn>7</mn>
              </mrow>
            </mrow>
            <mrow>
              <mi>t</mi>
              <mo stretchy="false">+</mo>
              <mn>70</mn>
            </mrow>
            <msup>
              <mi>e</mi>
              <mfrac>
                <mrow>
                  <mo stretchy="false">−</mo>
                  <mi>t</mi>
                </mrow>
                <mn>10</mn>
              </mfrac>
            </msup>
          </mrow>
        </mtd>
      </mtr>
      <mtr>
        <mtd>
          <mrow>
            <mrow>
              <mn>0</mn>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able>
    <annotation encoding="StarMath 5.0">D( t ) = -70 + 7t + 70e^{ -t over 10 }
newline
0 = -70 + 7t + 70e^{ -t over 10 } - D( t )
newline
f(t) = -70 + 7t + 70e^{ -t over 10 } - D( t )
</annotation>
  </semantics>
</math>
</file>

<file path=Object 39/content.xml><?xml version="1.0" encoding="utf-8"?>
<math xmlns="http://www.w3.org/1998/Math/MathML" display="block">
  <semantics>
    <mtable>
      <mtr>
        <mt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td>
      </mtr>
      <mtr>
        <mtd>
          <mstyle mathvariant="bold">
            <mrow>
              <mi>f</mi>
              <mrow>
                <mrow>
                  <mo fence="true" stretchy="false">(</mo>
                  <mrow>
                    <mi>t</mi>
                  </mrow>
                  <mo fence="true" stretchy="false">)</mo>
                </mrow>
                <mo stretchy="false">=</mo>
                <mrow>
                  <mrow>
                    <mo stretchy="false">−</mo>
                    <mn>70</mn>
                  </mrow>
                  <mo stretchy="false">+</mo>
                  <mn>7</mn>
                </mrow>
              </mrow>
              <mrow>
                <mi>t</mi>
                <mo stretchy="false">+</mo>
                <mn>70</mn>
              </mrow>
              <mrow>
                <msup>
                  <mi>e</mi>
                  <mfrac>
                    <mrow>
                      <mo stretchy="false">−</mo>
                      <mi>t</mi>
                    </mrow>
                    <mn>10</mn>
                  </mfrac>
                </msup>
                <mo stretchy="false">−</mo>
                <mi>D</mi>
              </mrow>
              <mrow>
                <mo fence="true" stretchy="false">(</mo>
                <mrow>
                  <mi>t</mi>
                </mrow>
                <mo fence="true" stretchy="false">)</mo>
              </mrow>
            </mrow>
          </mstyle>
        </mtd>
      </mtr>
    </mtable>
    <annotation encoding="StarMath 5.0">f(t) = -70 + 7t + 70e^{ -t over 10 } - D( t )
newline
bold { f(t) = -70 + 7t + 70e^{ -t over 10 } - D( t ) }</annotation>
  </semantics>
</math>
</file>

<file path=Object 4/content.xml><?xml version="1.0" encoding="utf-8"?>
<math xmlns="http://www.w3.org/1998/Math/MathML" display="block">
  <semantics>
    <mtable>
      <mtr>
        <mtd>
          <mrow>
            <mrow>
              <mi>x</mi>
              <mo stretchy="false">+</mo>
              <mi>y</mi>
            </mrow>
            <mo stretchy="false">=</mo>
            <mn>13.6</mn>
          </mrow>
        </mtd>
      </mtr>
      <mtr>
        <mtd>
          <mrow>
            <mrow>
              <mo fence="true" stretchy="false">(</mo>
              <mrow>
                <mrow>
                  <mi>x</mi>
                  <mo stretchy="false">+</mo>
                  <mroot>
                    <mi>x</mi>
                    <mn>3</mn>
                  </mroot>
                </mrow>
              </mrow>
              <mo fence="true" stretchy="false">)</mo>
            </mrow>
            <mrow>
              <mrow>
                <mo fence="true" stretchy="false">(</mo>
                <mrow>
                  <mrow>
                    <mi>y</mi>
                    <mo stretchy="false">+</mo>
                    <mroot>
                      <mi>y</mi>
                      <mn>3</mn>
                    </mroot>
                  </mrow>
                </mrow>
                <mo fence="true" stretchy="false">)</mo>
              </mrow>
              <mo stretchy="false">=</mo>
              <mn>72.910915731844</mn>
            </mrow>
          </mrow>
        </mtd>
      </mtr>
      <mtr>
        <mtd>
          <mrow/>
        </mtd>
      </mtr>
      <mtr>
        <mtd>
          <mrow>
            <mi>y</mi>
            <mo stretchy="false">=</mo>
            <mrow>
              <mn>13.6</mn>
              <mo stretchy="false">−</mo>
              <mi>x</mi>
            </mrow>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able>
    <annotation encoding="StarMath 5.0">x + y = 13.6
newline
(x + nroot 3 x)(y + nroot 3 y) = 72.910915731844
newline
newline
y = 13.6 - x
newline
(x + nroot 3 x)((13.6 - x) + nroot 3 {(13.6 - x)})  = 72.910915731844</annotation>
  </semantics>
</math>
</file>

<file path=Object 40/content.xml><?xml version="1.0" encoding="utf-8"?>
<math xmlns="http://www.w3.org/1998/Math/MathML" display="block">
  <semantics>
    <mrow>
      <mrow>
        <mi>Q</mi>
        <mo stretchy="false">=</mo>
        <mrow>
          <munderover>
            <mo stretchy="false">∫</mo>
            <msub>
              <mi>T</mi>
              <mi>i</mi>
            </msub>
            <msub>
              <mi>T</mi>
              <mi>f</mi>
            </msub>
          </munderover>
          <msub>
            <mi>C</mi>
            <mi>p</mi>
          </msub>
        </mrow>
      </mrow>
      <mi mathvariant="italic">dT</mi>
    </mrow>
    <annotation encoding="StarMath 5.0">Q = int from{T_i} to{T_f} C_p dT </annotation>
  </semantics>
</math>
</file>

<file path=Object 41/content.xml><?xml version="1.0" encoding="utf-8"?>
<math xmlns="http://www.w3.org/1998/Math/MathML" display="block">
  <semantics>
    <mrow>
      <mrow>
        <mi mathvariant="italic">Cp</mi>
        <mo stretchy="false">=</mo>
        <mrow>
          <mn>32.24</mn>
          <mo stretchy="false">+</mo>
          <mn>0.001924</mn>
        </mrow>
      </mrow>
      <mrow>
        <mi>T</mi>
        <mo stretchy="false">+</mo>
        <mn>1.055</mn>
      </mrow>
      <mi>x</mi>
      <msup>
        <mn>10</mn>
        <mrow>
          <mo stretchy="false">−</mo>
          <mn>5</mn>
        </mrow>
      </msup>
      <msup>
        <mi>T</mi>
        <mn>2</mn>
      </msup>
      <mi>–</mi>
      <mn>3.596</mn>
      <mi>x</mi>
      <msup>
        <mn>10</mn>
        <mrow>
          <mo stretchy="false">−</mo>
          <mn>9</mn>
        </mrow>
      </msup>
      <msup>
        <mi>T</mi>
        <mn>3</mn>
      </msup>
    </mrow>
    <annotation encoding="StarMath 5.0">Cp = 32.24 + 0.001924T + 1.055 x10^-5T^2 – 3.596x10^-9T^3</annotation>
  </semantics>
</math>
</file>

<file path=Object 42/content.xml><?xml version="1.0" encoding="utf-8"?>
<math xmlns="http://www.w3.org/1998/Math/MathML" display="block">
  <semantics>
    <mtable>
      <mtr>
        <mtd>
          <mrow>
            <mrow>
              <mi>Q</mi>
              <mo stretchy="false">=</mo>
              <mrow>
                <munderover>
                  <mo stretchy="false">∫</mo>
                  <msub>
                    <mi>T</mi>
                    <mi>i</mi>
                  </msub>
                  <msub>
                    <mi>T</mi>
                    <mi>f</mi>
                  </msub>
                </munderover>
                <msub>
                  <mi>C</mi>
                  <mi>p</mi>
                </msub>
              </mrow>
            </mrow>
            <mi mathvariant="italic">dT</mi>
          </mrow>
        </mtd>
      </mtr>
      <mtr>
        <mtd>
          <mrow>
            <mrow>
              <mi>Q</mi>
              <mo stretchy="false">=</mo>
              <mrow>
                <munderover>
                  <mo stretchy="false">∫</mo>
                  <msub>
                    <mi>T</mi>
                    <mi>i</mi>
                  </msub>
                  <msub>
                    <mi>T</mi>
                    <mi>f</mi>
                  </msub>
                </munderover>
                <mrow>
                  <mrow>
                    <mn>32.24</mn>
                    <mo stretchy="false">+</mo>
                    <mn>0.001924</mn>
                  </mrow>
                  <mrow>
                    <mi>T</mi>
                    <mo stretchy="false">+</mo>
                    <mn>1.055</mn>
                  </mrow>
                  <mi>x</mi>
                  <msup>
                    <mn>10</mn>
                    <mrow>
                      <mo stretchy="false">−</mo>
                      <mn>5</mn>
                    </mrow>
                  </msup>
                  <msup>
                    <mi>T</mi>
                    <mn>2</mn>
                  </msup>
                  <mi>–</mi>
                  <mn>3.596</mn>
                  <mi>x</mi>
                  <msup>
                    <mn>10</mn>
                    <mrow>
                      <mo stretchy="false">−</mo>
                      <mn>9</mn>
                    </mrow>
                  </msup>
                  <msup>
                    <mi>T</mi>
                    <mn>3</mn>
                  </msup>
                </mrow>
              </mrow>
            </mrow>
            <mi mathvariant="italic">dT</mi>
          </mrow>
        </mtd>
      </mtr>
      <mtr>
        <mtd>
          <mrow>
            <mrow>
              <mi>Q</mi>
              <mo stretchy="false">=</mo>
              <mrow>
                <mrow>
                  <munderover>
                    <mo stretchy="false">∫</mo>
                    <msub>
                      <mi>T</mi>
                      <mi>i</mi>
                    </msub>
                    <msub>
                      <mi>T</mi>
                      <mi>f</mi>
                    </msub>
                  </munderover>
                  <mrow>
                    <mn>32.24</mn>
                    <mi mathvariant="italic">dT</mi>
                  </mrow>
                </mrow>
                <mo stretchy="false">+</mo>
                <mrow>
                  <munderover>
                    <mo stretchy="false">∫</mo>
                    <msub>
                      <mi>T</mi>
                      <mi>i</mi>
                    </msub>
                    <msub>
                      <mi>T</mi>
                      <mi>f</mi>
                    </msub>
                  </munderover>
                  <mrow>
                    <mn>0.001924</mn>
                    <mi>T</mi>
                    <mi mathvariant="italic">dT</mi>
                  </mrow>
                </mrow>
                <mo stretchy="false">+</mo>
                <mrow>
                  <munderover>
                    <mo stretchy="false">∫</mo>
                    <msub>
                      <mi>T</mi>
                      <mi>i</mi>
                    </msub>
                    <msub>
                      <mi>T</mi>
                      <mi>f</mi>
                    </msub>
                  </munderover>
                  <mrow>
                    <mn>1.055</mn>
                    <mi>x</mi>
                    <msup>
                      <mn>10</mn>
                      <mrow>
                        <mo stretchy="false">−</mo>
                        <mn>5</mn>
                      </mrow>
                    </msup>
                    <msup>
                      <mi>T</mi>
                      <mn>2</mn>
                    </msup>
                    <mi mathvariant="italic">dT</mi>
                  </mrow>
                </mrow>
              </mrow>
            </mrow>
            <mi>–</mi>
            <mrow>
              <munderover>
                <mo stretchy="false">∫</mo>
                <msub>
                  <mi>T</mi>
                  <mi>i</mi>
                </msub>
                <msub>
                  <mi>T</mi>
                  <mi>f</mi>
                </msub>
              </munderover>
              <mrow>
                <mn>3.596</mn>
                <mi>x</mi>
                <msup>
                  <mn>10</mn>
                  <mrow>
                    <mo stretchy="false">−</mo>
                    <mn>9</mn>
                  </mrow>
                </msup>
                <msup>
                  <mi>T</mi>
                  <mn>3</mn>
                </msup>
                <mi mathvariant="italic">dT</mi>
              </mrow>
            </mrow>
          </mrow>
        </mtd>
      </mtr>
      <mtr>
        <mtd>
          <mrow>
            <mrow>
              <mi>Q</mi>
              <mo stretchy="false">=</mo>
              <mn>32.24</mn>
            </mrow>
            <mrow>
              <mo fence="true" stretchy="false">(</mo>
              <mrow>
                <mi>T</mi>
              </mrow>
              <mo fence="true" stretchy="false">)</mo>
            </mrow>
            <mtable>
              <mtr>
                <mtd>
                  <msub>
                    <mi>T</mi>
                    <mi>f</mi>
                  </msub>
                </mtd>
              </mtr>
              <mtr>
                <mtd>
                  <msub>
                    <mi>T</mi>
                    <mi>i</mi>
                  </msub>
                </mtd>
              </mtr>
            </mtable>
            <mrow>
              <mspace width="1em"/>
              <mo stretchy="false">+</mo>
              <mspace width="1em"/>
            </mrow>
            <mn>0.001924</mn>
            <mrow>
              <mo fence="true" stretchy="false">(</mo>
              <mrow>
                <mfrac>
                  <msup>
                    <mi>T</mi>
                    <mn>2</mn>
                  </msup>
                  <mn>2</mn>
                </mfrac>
              </mrow>
              <mo fence="true" stretchy="false">)</mo>
            </mrow>
            <mtable>
              <mtr>
                <mtd>
                  <msub>
                    <mi>T</mi>
                    <mi>f</mi>
                  </msub>
                </mtd>
              </mtr>
              <mtr>
                <mtd>
                  <msub>
                    <mi>T</mi>
                    <mi>i</mi>
                  </msub>
                </mtd>
              </mtr>
            </mtable>
            <mrow>
              <mspace width="1em"/>
              <mo stretchy="false">+</mo>
              <mspace width="1em"/>
            </mrow>
            <mrow>
              <mn>1.055</mn>
              <mi>x</mi>
              <msup>
                <mn>10</mn>
                <mrow>
                  <mo stretchy="false">−</mo>
                  <mn>5</mn>
                </mrow>
              </msup>
            </mrow>
            <mrow>
              <mo fence="true" stretchy="false">(</mo>
              <mrow>
                <mfrac>
                  <msup>
                    <mi>T</mi>
                    <mn>3</mn>
                  </msup>
                  <mn>3</mn>
                </mfrac>
              </mrow>
              <mo fence="true" stretchy="false">)</mo>
            </mrow>
            <mtable>
              <mtr>
                <mtd>
                  <msub>
                    <mi>T</mi>
                    <mi>f</mi>
                  </msub>
                </mtd>
              </mtr>
              <mtr>
                <mtd>
                  <msub>
                    <mi>T</mi>
                    <mi>i</mi>
                  </msub>
                </mtd>
              </mtr>
            </mtable>
            <mrow>
              <mspace width="1em"/>
              <mo stretchy="false">−</mo>
              <mspace width="1em"/>
            </mrow>
            <mrow>
              <mn>3.596</mn>
              <mi>x</mi>
              <msup>
                <mn>10</mn>
                <mrow>
                  <mo stretchy="false">−</mo>
                  <mn>9</mn>
                </mrow>
              </msup>
            </mrow>
            <mrow>
              <mo fence="true" stretchy="false">(</mo>
              <mrow>
                <mfrac>
                  <msup>
                    <mi>T</mi>
                    <mn>4</mn>
                  </msup>
                  <mn>4</mn>
                </mfrac>
              </mrow>
              <mo fence="true" stretchy="false">)</mo>
            </mrow>
            <mtable>
              <mtr>
                <mtd>
                  <msub>
                    <mi>T</mi>
                    <mi>f</mi>
                  </msub>
                </mtd>
              </mtr>
              <mtr>
                <mtd>
                  <msub>
                    <mi>T</mi>
                    <mi>i</mi>
                  </msub>
                </mtd>
              </mtr>
            </mtable>
          </mrow>
        </mtd>
      </mtr>
      <mtr>
        <mtd>
          <mrow>
            <mrow>
              <mi>Q</mi>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o fence="true" stretchy="false">(</mo>
              <mrow>
                <mrow>
                  <mfrac>
                    <msubsup>
                      <mi>T</mi>
                      <mi>f</mi>
                      <mn>4</mn>
                    </msubsup>
                    <mn>4</mn>
                  </mfrac>
                  <mo stretchy="false">−</mo>
                  <mfrac>
                    <msubsup>
                      <mi>T</mi>
                      <mi>i</mi>
                      <mn>4</mn>
                    </msubsup>
                    <mn>4</mn>
                  </mfrac>
                </mrow>
              </mrow>
              <mo fence="true" stretchy="false">)</mo>
            </mrow>
          </mrow>
        </mtd>
      </mtr>
      <mtr>
        <mtd>
          <mrow>
            <mrow>
              <mn>0</mn>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td>
      </mtr>
      <mtr>
        <mtd>
          <mstyle mathvariant="bold">
            <mrow>
              <mi>f</mi>
              <mrow>
                <mrow>
                  <mo fence="true" stretchy="false">(</mo>
                  <mrow>
                    <msub>
                      <mi>T</mi>
                      <mi>f</mi>
                    </msub>
                  </mrow>
                  <mo fence="true" stretchy="false">)</mo>
                </mrow>
                <mo stretchy="false">=</mo>
                <mn>32.24</mn>
              </mrow>
              <mrow>
                <mo fence="true" stretchy="false">(</mo>
                <mrow>
                  <mrow>
                    <msub>
                      <mi>T</mi>
                      <mi>f</mi>
                    </msub>
                    <mo stretchy="false">−</mo>
                    <msub>
                      <mi>T</mi>
                      <mi>i</mi>
                    </msub>
                  </mrow>
                </mrow>
                <mo fence="true" stretchy="false">)</mo>
              </mrow>
              <mrow>
                <mspace width="1em"/>
                <mo stretchy="false">+</mo>
                <mspace width="1em"/>
              </mrow>
              <mn>0.001924</mn>
              <mrow>
                <mo fence="true" stretchy="false">(</mo>
                <mrow>
                  <mrow>
                    <mfrac>
                      <msubsup>
                        <mi>T</mi>
                        <mi>f</mi>
                        <mn>2</mn>
                      </msubsup>
                      <mn>2</mn>
                    </mfrac>
                    <mo stretchy="false">−</mo>
                    <mfrac>
                      <msubsup>
                        <mi>T</mi>
                        <mi>i</mi>
                        <mn>2</mn>
                      </msubsup>
                      <mn>2</mn>
                    </mfrac>
                  </mrow>
                </mrow>
                <mo fence="true" stretchy="false">)</mo>
              </mrow>
              <mrow>
                <mspace width="1em"/>
                <mo stretchy="false">+</mo>
                <mspace width="1em"/>
              </mrow>
              <mrow>
                <mn>1.055</mn>
                <mi>x</mi>
                <msup>
                  <mn>10</mn>
                  <mrow>
                    <mo stretchy="false">−</mo>
                    <mn>5</mn>
                  </mrow>
                </msup>
              </mrow>
              <mrow>
                <mo fence="true" stretchy="false">(</mo>
                <mrow>
                  <mrow>
                    <mfrac>
                      <msubsup>
                        <mi>T</mi>
                        <mi>f</mi>
                        <mn>3</mn>
                      </msubsup>
                      <mn>3</mn>
                    </mfrac>
                    <mo stretchy="false">−</mo>
                    <mfrac>
                      <msubsup>
                        <mi>T</mi>
                        <mi>i</mi>
                        <mn>3</mn>
                      </msubsup>
                      <mn>3</mn>
                    </mfrac>
                  </mrow>
                </mrow>
                <mo fence="true" stretchy="false">)</mo>
              </mrow>
              <mrow>
                <mspace width="1em"/>
                <mo stretchy="false">−</mo>
                <mspace width="1em"/>
              </mrow>
              <mrow>
                <mn>3.596</mn>
                <mi>x</mi>
                <msup>
                  <mn>10</mn>
                  <mrow>
                    <mo stretchy="false">−</mo>
                    <mn>9</mn>
                  </mrow>
                </msup>
              </mrow>
              <mrow>
                <mrow>
                  <mo fence="true" stretchy="false">(</mo>
                  <mrow>
                    <mrow>
                      <mfrac>
                        <msubsup>
                          <mi>T</mi>
                          <mi>f</mi>
                          <mn>4</mn>
                        </msubsup>
                        <mn>4</mn>
                      </mfrac>
                      <mo stretchy="false">−</mo>
                      <mfrac>
                        <msubsup>
                          <mi>T</mi>
                          <mi>i</mi>
                          <mn>4</mn>
                        </msubsup>
                        <mn>4</mn>
                      </mfrac>
                    </mrow>
                  </mrow>
                  <mo fence="true" stretchy="false">)</mo>
                </mrow>
                <mo stretchy="false">−</mo>
                <mi>Q</mi>
              </mrow>
            </mrow>
          </mstyle>
        </mtd>
      </mtr>
    </mtable>
    <annotation encoding="StarMath 5.0">Q = int from{T_i} to{T_f} C_p dT 
newline
Q = int from{T_i} to{T_f} { 32.24 + 0.001924T + 1.055 x10^-5T^2 – 3.596x10^-9T^3 } dT 
newline
Q = int from{T_i} to{T_f} { 32.24 dT} + int from{T_i} to{T_f} {0.001924T dT} + int from{T_i} to{T_f} {1.055 x10^-5T^2 dT} – int from{T_i} to{T_f} { 3.596x10^-9T^3 dT }
newline
Q = 32.24 (T){ binom{T_f}{T_i} }``+``0.001924 ( T^2 over 2 ){ binom{T_f}{T_i} }``+``{1.055 x10^-5} ( T^3 over 3 ){ binom{T_f}{T_i} }``-``{ 3.596x10^-9} ( T^4 over 4 ){ binom{T_f}{T_i} }
newline
Q = 32.24 (T_f - T_i)``+``0.001924 ( T_f^2 over 2 - T_i^2 over 2 )``+``{1.055 x10^-5} ( T_f^3 over 3 - T_i^3 over 3 )``-``{ 3.596x10^-9} ( T_f^4 over 4 - T_i^4 over 4 )
newline
0 = 32.24 (T_f - T_i)``+``0.001924 ( T_f^2 over 2 - T_i^2 over 2 )``+``{1.055 x10^-5} ( T_f^3 over 3 - T_i^3 over 3 )``-``{ 3.596x10^-9} ( T_f^4 over 4 - T_i^4 over 4 ) - Q
newline
f( T_f ) = 32.24 (T_f - T_i)``+``0.001924 ( T_f^2 over 2 - T_i^2 over 2 )``+``{1.055 x10^-5} ( T_f^3 over 3 - T_i^3 over 3 )``-``{ 3.596x10^-9} ( T_f^4 over 4 - T_i^4 over 4 ) - Q
newline
bold { f( T_f ) = 32.24 (T_f - T_i)``+``0.001924 ( T_f^2 over 2 - T_i^2 over 2 )``+``{1.055 x10^-5} ( T_f^3 over 3 - T_i^3 over 3 )``-``{ 3.596x10^-9} ( T_f^4 over 4 - T_i^4 over 4 ) - Q }</annotation>
  </semantics>
</math>
</file>

<file path=Object 5/content.xml><?xml version="1.0" encoding="utf-8"?>
<math xmlns="http://www.w3.org/1998/Math/MathML" display="block">
  <semantics>
    <mtable>
      <mtr>
        <mtd>
          <mrow>
            <mi mathvariant="italic">Para</mi>
            <mi mathvariant="italic">Bisecció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o stretchy="false">=</mo>
              <mn>0</mn>
            </mrow>
          </mrow>
        </mtd>
      </mtr>
      <mtr>
        <mtd>
          <mrow>
            <mi>f</mi>
            <mrow>
              <mrow>
                <mo fence="true" stretchy="false">(</mo>
                <mrow>
                  <mi>x</mi>
                </mrow>
                <mo fence="true" stretchy="false">)</mo>
              </mrow>
              <mo stretchy="false">=</mo>
              <mrow>
                <mo fence="true" stretchy="false">(</mo>
                <mrow>
                  <mrow>
                    <mi>x</mi>
                    <mo stretchy="false">+</mo>
                    <mroot>
                      <mi>x</mi>
                      <mn>3</mn>
                    </mroot>
                  </mrow>
                </mrow>
                <mo fence="true" stretchy="false">)</mo>
              </mrow>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td>
      </mtr>
      <mtr>
        <mtd>
          <mrow>
            <mi mathvariant="italic">Para</mi>
            <mi mathvariant="italic">Steffensen</mi>
          </mrow>
        </mtd>
      </mtr>
      <mtr>
        <mtd>
          <mrow/>
        </mtd>
      </mtr>
      <mtr>
        <mtd>
          <mrow>
            <mrow>
              <mo fence="true" stretchy="false">(</mo>
              <mrow>
                <mrow>
                  <mi>x</mi>
                  <mo stretchy="false">+</mo>
                  <mroot>
                    <mi>x</mi>
                    <mn>3</mn>
                  </mroot>
                </mrow>
              </mrow>
              <mo fence="true" stretchy="false">)</mo>
            </mrow>
            <mrow>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o stretchy="false">=</mo>
              <mn>72.910915731844</mn>
            </mrow>
          </mrow>
        </mtd>
      </mtr>
      <mtr>
        <mtd>
          <mrow>
            <mrow>
              <mo fence="true" stretchy="false">(</mo>
              <mrow>
                <mrow>
                  <mi>x</mi>
                  <mo stretchy="false">+</mo>
                  <mroot>
                    <mi>x</mi>
                    <mn>3</mn>
                  </mroot>
                </mrow>
              </mrow>
              <mo fence="true" stretchy="false">)</mo>
            </mrow>
            <mo stretchy="false">=</mo>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row>
        </mtd>
      </mtr>
      <mtr>
        <mtd>
          <mrow>
            <mi>x</mi>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td>
      </mtr>
      <mtr>
        <mtd>
          <mrow>
            <mi>g</mi>
            <mrow>
              <mrow>
                <mo fence="true" stretchy="false">(</mo>
                <mrow>
                  <mi>x</mi>
                </mrow>
                <mo fence="true" stretchy="false">)</mo>
              </mrow>
              <mo stretchy="false">=</mo>
              <mrow>
                <mfrac>
                  <mn>72.910915731844</mn>
                  <mrow>
                    <mo fence="true" stretchy="false">(</mo>
                    <mrow>
                      <mrow>
                        <mrow>
                          <mo fence="true" stretchy="false">(</mo>
                          <mrow>
                            <mrow>
                              <mn>13.6</mn>
                              <mo stretchy="false">−</mo>
                              <mi>x</mi>
                            </mrow>
                          </mrow>
                          <mo fence="true" stretchy="false">)</mo>
                        </mrow>
                        <mo stretchy="false">+</mo>
                        <mroot>
                          <mrow>
                            <mo fence="true" stretchy="false">(</mo>
                            <mrow>
                              <mrow>
                                <mn>13.6</mn>
                                <mo stretchy="false">−</mo>
                                <mi>x</mi>
                              </mrow>
                            </mrow>
                            <mo fence="true" stretchy="false">)</mo>
                          </mrow>
                          <mn>3</mn>
                        </mroot>
                      </mrow>
                    </mrow>
                    <mo fence="true" stretchy="false">)</mo>
                  </mrow>
                </mfrac>
                <mo stretchy="false">−</mo>
                <mroot>
                  <mi>x</mi>
                  <mn>3</mn>
                </mroot>
              </mrow>
            </mrow>
          </mrow>
        </mtd>
      </mtr>
    </mtable>
    <annotation encoding="StarMath 5.0">Para Bisección
newline
newline
(x + nroot 3 x)((13.6 - x) + nroot 3 {(13.6 - x)})  = 72.910915731844
newline
(x + nroot 3 x)((13.6 - x) + nroot 3 {(13.6 - x)}) - 72.910915731844 = 0
newline
f(x) = (x + nroot 3 x)((13.6 - x) + nroot 3 {(13.6 - x)}) - 72.910915731844
newline
newline
Para Steffensen
newline
newline
(x + nroot 3 x)((13.6 - x) + nroot 3 {(13.6 - x)})  = 72.910915731844
newline
(x + nroot 3 x)  = 72.910915731844 over { ((13.6 - x) + nroot 3 {(13.6 - x)}) }
newline
x  = 72.910915731844 over { ((13.6 - x) + nroot 3 {(13.6 - x)}) } - nroot 3 x
newline
g(x) = 72.910915731844 over { ((13.6 - x) + nroot 3 {(13.6 - x)}) } - nroot 3 x</annotation>
  </semantics>
</math>
</file>

<file path=Object 6/content.xml><?xml version="1.0" encoding="utf-8"?>
<math xmlns="http://www.w3.org/1998/Math/MathML" display="block">
  <semantics>
    <mtable>
      <mtr>
        <mtd>
          <mrow>
            <mrow>
              <mi>X</mi>
              <mo stretchy="false">=</mo>
              <mi>r</mi>
            </mrow>
            <mrow>
              <mo fence="true" stretchy="false">(</mo>
              <mrow>
                <mi>t</mi>
              </mrow>
              <mo fence="true" stretchy="false">)</mo>
            </mrow>
            <mo stretchy="false">→</mo>
            <mi mathvariant="italic">Alcance</mi>
            <mi mathvariant="italic">horizontal</mi>
          </mrow>
        </mtd>
      </mtr>
      <mtr>
        <mtd>
          <mrow>
            <mrow>
              <mi>Y</mi>
              <mo stretchy="false">=</mo>
              <mi>f</mi>
            </mrow>
            <mrow>
              <mo fence="true" stretchy="false">(</mo>
              <mrow>
                <mi>t</mi>
              </mrow>
              <mo fence="true" stretchy="false">)</mo>
            </mrow>
            <mo stretchy="false">→</mo>
            <mi mathvariant="italic">Altura</mi>
            <mi mathvariant="italic">máxima</mi>
          </mrow>
        </mtd>
      </mtr>
    </mtable>
    <annotation encoding="StarMath 5.0">X = r( t ) -&gt; Alcance horizontal
newline
Y = f( t ) -&gt; Altura máxima</annotation>
  </semantics>
</math>
</file>

<file path=Object 7/content.xml><?xml version="1.0" encoding="utf-8"?>
<math xmlns="http://www.w3.org/1998/Math/MathML" display="block">
  <semantics>
    <mtable>
      <mtr>
        <mtd>
          <mrow>
            <mi>r</mi>
            <mrow>
              <mrow>
                <mo fence="true" stretchy="false">(</mo>
                <mrow>
                  <mi>t</mi>
                </mrow>
                <mo fence="true" stretchy="false">)</mo>
              </mrow>
              <mo stretchy="false">=</mo>
              <msub>
                <mi mathvariant="italic">CV</mi>
                <mi>x</mi>
              </msub>
            </mrow>
            <mrow>
              <mo fence="true" stretchy="false">(</mo>
              <mrow>
                <mrow>
                  <mn>1</mn>
                  <mo stretchy="false">−</mo>
                  <msup>
                    <mi>e</mi>
                    <mrow>
                      <mo stretchy="false">−</mo>
                      <mfrac>
                        <mi>t</mi>
                        <mi>C</mi>
                      </mfrac>
                    </mrow>
                  </msup>
                </mrow>
              </mrow>
              <mo fence="true" stretchy="false">)</mo>
            </mrow>
          </mrow>
        </mtd>
      </mtr>
      <mtr>
        <mtd>
          <mrow>
            <mi>f</mi>
            <mrow>
              <mrow>
                <mo fence="true" stretchy="false">(</mo>
                <mrow>
                  <mi>t</mi>
                </mrow>
                <mo fence="true" stretchy="false">)</mo>
              </mrow>
              <mo stretchy="false">=</mo>
              <mrow>
                <mo fence="true" stretchy="false">(</mo>
                <mrow>
                  <mrow>
                    <mrow>
                      <msub>
                        <mi mathvariant="italic">CV</mi>
                        <mi>y</mi>
                      </msub>
                      <mo stretchy="false">+</mo>
                      <mn>9.8</mn>
                    </mrow>
                    <msup>
                      <mi>C</mi>
                      <mn>2</mn>
                    </msup>
                  </mrow>
                </mrow>
                <mo fence="true" stretchy="false">)</mo>
              </mrow>
            </mrow>
            <mrow>
              <mrow>
                <mo fence="true" stretchy="false">(</mo>
                <mrow>
                  <mrow>
                    <mn>1</mn>
                    <mo stretchy="false">−</mo>
                    <msup>
                      <mi>e</mi>
                      <mrow>
                        <mo stretchy="false">−</mo>
                        <mfrac>
                          <mi>t</mi>
                          <mi>C</mi>
                        </mfrac>
                      </mrow>
                    </msup>
                  </mrow>
                </mrow>
                <mo fence="true" stretchy="false">)</mo>
              </mrow>
              <mo stretchy="false">−</mo>
              <mn>9.8</mn>
            </mrow>
            <mi mathvariant="italic">Ct</mi>
          </mrow>
        </mtd>
      </mtr>
    </mtable>
    <annotation encoding="StarMath 5.0">r( t ) = CV_x ( 1 - e^-{t over C} )
newline
f( t ) = ( CV_y + 9.8C^2) ( 1 - e^-{t over C} ) - 9.8Ct</annotation>
  </semantics>
</math>
</file>

<file path=Object 8/content.xml><?xml version="1.0" encoding="utf-8"?>
<math xmlns="http://www.w3.org/1998/Math/MathML" display="block">
  <semantics>
    <mtable>
      <mtr>
        <mtd>
          <mrow>
            <mrow>
              <msub>
                <mi>V</mi>
                <mi>x</mi>
              </msub>
              <mo stretchy="false">=</mo>
              <msub>
                <mi>V</mi>
                <mn>0</mn>
              </msub>
            </mrow>
            <mi>cos</mi>
            <mi mathvariant="normal">θ</mi>
          </mrow>
        </mtd>
      </mtr>
      <mtr>
        <mtd>
          <mrow>
            <mrow>
              <msub>
                <mi>V</mi>
                <mi>y</mi>
              </msub>
              <mo stretchy="false">=</mo>
              <msub>
                <mi>V</mi>
                <mn>0</mn>
              </msub>
            </mrow>
            <mi mathvariant="italic">sen</mi>
            <mi mathvariant="normal">θ</mi>
          </mrow>
        </mtd>
      </mtr>
    </mtable>
    <annotation encoding="StarMath 5.0">V_x = V_0 cos %theta
newline
V_y = V_0 sen %theta</annotation>
  </semantics>
</math>
</file>

<file path=Object 9/content.xml><?xml version="1.0" encoding="utf-8"?>
<math xmlns="http://www.w3.org/1998/Math/MathML" display="block">
  <semantics>
    <mrow>
      <mrow>
        <mo fence="true" stretchy="false">(</mo>
        <mrow>
          <mrow>
            <mi>P</mi>
            <mo stretchy="false">+</mo>
            <mfrac>
              <mi>a</mi>
              <msup>
                <mi>v</mi>
                <mn>2</mn>
              </msup>
            </mfrac>
          </mrow>
        </mrow>
        <mo fence="true" stretchy="false">)</mo>
      </mrow>
      <mrow>
        <mrow>
          <mo fence="true" stretchy="false">(</mo>
          <mrow>
            <mrow>
              <mi>V</mi>
              <mo stretchy="false">−</mo>
              <mi>b</mi>
            </mrow>
          </mrow>
          <mo fence="true" stretchy="false">)</mo>
        </mrow>
        <mo stretchy="false">=</mo>
        <mi mathvariant="italic">RT</mi>
      </mrow>
    </mrow>
    <annotation encoding="StarMath 5.0">(P + a over v^2)(V -b) = RT</annotation>
  </semantics>
</math>
</file>